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13"/>
    <style:style style:name="ce3" style:family="table-cell" style:parent-style-name="Default" style:data-style-name="N3"/>
    <style:style style:name="ce4" style:family="table-cell" style:parent-style-name="Default" style:data-style-name="N1"/>
    <style:style style:name="ce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Generator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Sens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ce3" office:value-type="float" office:value="24003000" calcext:value-type="float">
            <text:p>24.003.000</text:p>
          </table:table-cell>
          <table:table-cell table:number-columns-repeated="2"/>
          <table:table-cell table:style-name="ce3" office:value-type="string" calcext:value-type="string">
            <text:p>Clock</text:p>
          </table:table-cell>
          <table:table-cell table:style-name="ce3" office:value-type="float" office:value="24003000" calcext:value-type="float">
            <text:p>24.003.000</text:p>
          </table:table-cell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Di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Pclock</text:p>
          </table:table-cell>
          <table:table-cell table:style-name="ce3" table:formula="of:=[.C2]/[.C3]" office:value-type="float" office:value="1500187.5" calcext:value-type="float">
            <text:p>1.500.188</text:p>
          </table:table-cell>
          <table:table-cell table:number-columns-repeated="2"/>
          <table:table-cell table:style-name="ce3" office:value-type="string" calcext:value-type="string">
            <text:p>Pclock</text:p>
          </table:table-cell>
          <table:table-cell table:style-name="ce3" table:formula="of:=[.G2]/[.G3]" office:value-type="float" office:value="750093.75" calcext:value-type="float">
            <text:p>750.094</text:p>
          </table:table-cell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/>
          <table:table-cell table:style-name="ce3" office:value-type="string" calcext:value-type="string">
            <text:p>Ticks/Samp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Timerrate</text:p>
          </table:table-cell>
          <table:table-cell table:style-name="Default" table:formula="of:=[.C4]/[.C5]" office:value-type="float" office:value="107156.25" calcext:value-type="float">
            <text:p>107156,25</text:p>
          </table:table-cell>
          <table:table-cell table:number-columns-repeated="2"/>
          <table:table-cell office:value-type="string" calcext:value-type="string">
            <text:p>Samplerate</text:p>
          </table:table-cell>
          <table:table-cell table:style-name="ce9" table:formula="of:=[.G4]/[.G5]" office:value-type="float" office:value="107156.25" calcext:value-type="float">
            <text:p>107.156,25</text:p>
          </table:table-cell>
        </table:table-row>
        <table:table-row table:style-name="ro1">
          <table:table-cell/>
          <table:table-cell office:value-type="string" calcext:value-type="string">
            <text:p>Timer Tick</text:p>
          </table:table-cell>
          <table:table-cell table:style-name="ce2" table:formula="of:=[.C5]/([.C2]/[.C3])" office:value-type="float" office:value="0.00000933216681248177" calcext:value-type="float">
            <text:p>0,000009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r Tick us</text:p>
          </table:table-cell>
          <table:table-cell table:formula="of:=[.C8]*1000000" office:value-type="float" office:value="9.33216681248177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 max</text:p>
          </table:table-cell>
          <table:table-cell table:style-name="ce9" table:formula="of:=[.C7]/2" office:value-type="float" office:value="53578.125" calcext:value-type="float">
            <text:p>53.578,13</text:p>
          </table:table-cell>
          <table:table-cell table:number-columns-repeated="2"/>
          <table:table-cell office:value-type="string" calcext:value-type="string">
            <text:p>F max</text:p>
          </table:table-cell>
          <table:table-cell table:style-name="ce9" table:formula="of:=[.G7]/2" office:value-type="float" office:value="53578.125" calcext:value-type="float">
            <text:p>53.578,13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Timer Value</text:p>
          </table:table-cell>
          <table:table-cell office:value-type="string" calcext:value-type="string">
            <text:p>Frequency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*[.$C$8]" office:value-type="float" office:value="0.00000933216681248177" calcext:value-type="float">
            <text:p>0,00000933</text:p>
          </table:table-cell>
          <table:table-cell table:formula="of:=1/2/[.B17]" office:value-type="float" office:value="53578.125" calcext:value-type="float">
            <text:p>5357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]*[.$C$8]" office:value-type="float" office:value="0.0000186643336249635" calcext:value-type="float">
            <text:p>0,00001866</text:p>
          </table:table-cell>
          <table:table-cell table:formula="of:=1/2/[.B18]" office:value-type="float" office:value="26789.0625" calcext:value-type="float">
            <text:p>26789</text:p>
          </table:table-cell>
          <table:table-cell table:formula="of:=[.C17]-[.C18]" office:value-type="float" office:value="26789.0625" calcext:value-type="float">
            <text:p>26789,06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9]*[.$C$8]" office:value-type="float" office:value="0.0000279965004374453" calcext:value-type="float">
            <text:p>0,00002800</text:p>
          </table:table-cell>
          <table:table-cell table:formula="of:=1/2/[.B19]" office:value-type="float" office:value="17859.375" calcext:value-type="float">
            <text:p>17859</text:p>
          </table:table-cell>
          <table:table-cell table:formula="of:=[.C18]-[.C19]" office:value-type="float" office:value="8929.6875" calcext:value-type="float">
            <text:p>8929,68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0]*[.$C$8]" office:value-type="float" office:value="0.0000373286672499271" calcext:value-type="float">
            <text:p>0,00003733</text:p>
          </table:table-cell>
          <table:table-cell table:formula="of:=1/2/[.B20]" office:value-type="float" office:value="13394.53125" calcext:value-type="float">
            <text:p>13395</text:p>
          </table:table-cell>
          <table:table-cell table:formula="of:=[.C19]-[.C20]" office:value-type="float" office:value="4464.84375" calcext:value-type="float">
            <text:p>4464,8437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1]*[.$C$8]" office:value-type="float" office:value="0.0000466608340624089" calcext:value-type="float">
            <text:p>0,00004666</text:p>
          </table:table-cell>
          <table:table-cell table:formula="of:=1/2/[.B21]" office:value-type="float" office:value="10715.625" calcext:value-type="float">
            <text:p>10716</text:p>
          </table:table-cell>
          <table:table-cell table:formula="of:=[.C20]-[.C21]" office:value-type="float" office:value="2678.90625" calcext:value-type="float">
            <text:p>2678,906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2]*[.$C$8]" office:value-type="float" office:value="0.0000559930008748906" calcext:value-type="float">
            <text:p>0,00005599</text:p>
          </table:table-cell>
          <table:table-cell table:formula="of:=1/2/[.B22]" office:value-type="float" office:value="8929.6875" calcext:value-type="float">
            <text:p>8930</text:p>
          </table:table-cell>
          <table:table-cell table:formula="of:=[.C21]-[.C22]" office:value-type="float" office:value="1785.9375" calcext:value-type="float">
            <text:p>1785,937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3]*[.$C$8]" office:value-type="float" office:value="0.0000653251676873724" calcext:value-type="float">
            <text:p>0,00006533</text:p>
          </table:table-cell>
          <table:table-cell table:formula="of:=1/2/[.B23]" office:value-type="float" office:value="7654.01785714286" calcext:value-type="float">
            <text:p>7654</text:p>
          </table:table-cell>
          <table:table-cell table:formula="of:=[.C22]-[.C23]" office:value-type="float" office:value="1275.66964285715" calcext:value-type="float">
            <text:p>1275,6696428571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4]*[.$C$8]" office:value-type="float" office:value="0.0000746573344998542" calcext:value-type="float">
            <text:p>0,00007466</text:p>
          </table:table-cell>
          <table:table-cell table:formula="of:=1/2/[.B24]" office:value-type="float" office:value="6697.265625" calcext:value-type="float">
            <text:p>6697</text:p>
          </table:table-cell>
          <table:table-cell table:formula="of:=[.C23]-[.C24]" office:value-type="float" office:value="956.752232142857" calcext:value-type="float">
            <text:p>956,75223214285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5]*[.$C$8]" office:value-type="float" office:value="0.0000839895013123359" calcext:value-type="float">
            <text:p>0,00008399</text:p>
          </table:table-cell>
          <table:table-cell table:formula="of:=1/2/[.B25]" office:value-type="float" office:value="5953.125" calcext:value-type="float">
            <text:p>5953</text:p>
          </table:table-cell>
          <table:table-cell table:formula="of:=[.C24]-[.C25]" office:value-type="float" office:value="744.140624999999" calcext:value-type="float">
            <text:p>744,14062499999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6]*[.$C$8]" office:value-type="float" office:value="0.0000933216681248177" calcext:value-type="float">
            <text:p>0,00009332</text:p>
          </table:table-cell>
          <table:table-cell table:formula="of:=1/2/[.B26]" office:value-type="float" office:value="5357.8125" calcext:value-type="float">
            <text:p>5358</text:p>
          </table:table-cell>
          <table:table-cell table:formula="of:=[.C25]-[.C26]" office:value-type="float" office:value="595.312500000001" calcext:value-type="float">
            <text:p>595,3125000000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27]*[.$C$8]" office:value-type="float" office:value="0.0001026538349373" calcext:value-type="float">
            <text:p>0,00010265</text:p>
          </table:table-cell>
          <table:table-cell table:formula="of:=1/2/[.B27]" office:value-type="float" office:value="4870.73863636364" calcext:value-type="float">
            <text:p>4871</text:p>
          </table:table-cell>
          <table:table-cell table:formula="of:=[.C26]-[.C27]" office:value-type="float" office:value="487.073863636363" calcext:value-type="float">
            <text:p>487,0738636363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8]*[.$C$8]" office:value-type="float" office:value="0.000111986001749781" calcext:value-type="float">
            <text:p>0,00011199</text:p>
          </table:table-cell>
          <table:table-cell table:formula="of:=1/2/[.B28]" office:value-type="float" office:value="4464.84375" calcext:value-type="float">
            <text:p>4465</text:p>
          </table:table-cell>
          <table:table-cell table:formula="of:=[.C27]-[.C28]" office:value-type="float" office:value="405.894886363636" calcext:value-type="float">
            <text:p>405,89488636363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29]*[.$C$8]" office:value-type="float" office:value="0.000121318168562263" calcext:value-type="float">
            <text:p>0,00012132</text:p>
          </table:table-cell>
          <table:table-cell table:formula="of:=1/2/[.B29]" office:value-type="float" office:value="4121.39423076923" calcext:value-type="float">
            <text:p>4121</text:p>
          </table:table-cell>
          <table:table-cell table:formula="of:=[.C28]-[.C29]" office:value-type="float" office:value="343.44951923077" calcext:value-type="float">
            <text:p>343,4495192307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30]*[.$C$8]" office:value-type="float" office:value="0.000130650335374745" calcext:value-type="float">
            <text:p>0,00013065</text:p>
          </table:table-cell>
          <table:table-cell table:formula="of:=1/2/[.B30]" office:value-type="float" office:value="3827.00892857143" calcext:value-type="float">
            <text:p>3827</text:p>
          </table:table-cell>
          <table:table-cell table:formula="of:=[.C29]-[.C30]" office:value-type="float" office:value="294.385302197803" calcext:value-type="float">
            <text:p>294,38530219780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31]*[.$C$8]" office:value-type="float" office:value="0.000139982502187227" calcext:value-type="float">
            <text:p>0,00013998</text:p>
          </table:table-cell>
          <table:table-cell table:formula="of:=1/2/[.B31]" office:value-type="float" office:value="3571.875" calcext:value-type="float">
            <text:p>3572</text:p>
          </table:table-cell>
          <table:table-cell table:formula="of:=[.C30]-[.C31]" office:value-type="float" office:value="255.133928571428" calcext:value-type="float">
            <text:p>255,13392857142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2]*[.$C$8]" office:value-type="float" office:value="0.000149314668999708" calcext:value-type="float">
            <text:p>0,00014931</text:p>
          </table:table-cell>
          <table:table-cell table:formula="of:=1/2/[.B32]" office:value-type="float" office:value="3348.6328125" calcext:value-type="float">
            <text:p>3349</text:p>
          </table:table-cell>
          <table:table-cell table:formula="of:=[.C31]-[.C32]" office:value-type="float" office:value="223.2421875" calcext:value-type="float">
            <text:p>223,242187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33]*[.$C$8]" office:value-type="float" office:value="0.00015864683581219" calcext:value-type="float">
            <text:p>0,00015865</text:p>
          </table:table-cell>
          <table:table-cell table:formula="of:=1/2/[.B33]" office:value-type="float" office:value="3151.65441176471" calcext:value-type="float">
            <text:p>3152</text:p>
          </table:table-cell>
          <table:table-cell table:formula="of:=[.C32]-[.C33]" office:value-type="float" office:value="196.978400735294" calcext:value-type="float">
            <text:p>196,97840073529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34]*[.$C$8]" office:value-type="float" office:value="0.000167979002624672" calcext:value-type="float">
            <text:p>0,00016798</text:p>
          </table:table-cell>
          <table:table-cell table:formula="of:=1/2/[.B34]" office:value-type="float" office:value="2976.5625" calcext:value-type="float">
            <text:p>2977</text:p>
          </table:table-cell>
          <table:table-cell table:formula="of:=[.C33]-[.C34]" office:value-type="float" office:value="175.091911764706" calcext:value-type="float">
            <text:p>175,09191176470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35]*[.$C$8]" office:value-type="float" office:value="0.000177311169437154" calcext:value-type="float">
            <text:p>0,00017731</text:p>
          </table:table-cell>
          <table:table-cell table:formula="of:=1/2/[.B35]" office:value-type="float" office:value="2819.90131578947" calcext:value-type="float">
            <text:p>2820</text:p>
          </table:table-cell>
          <table:table-cell table:formula="of:=[.C34]-[.C35]" office:value-type="float" office:value="156.661184210527" calcext:value-type="float">
            <text:p>156,66118421052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36]*[.$C$8]" office:value-type="float" office:value="0.000186643336249635" calcext:value-type="float">
            <text:p>0,00018664</text:p>
          </table:table-cell>
          <table:table-cell table:formula="of:=1/2/[.B36]" office:value-type="float" office:value="2678.90625" calcext:value-type="float">
            <text:p>2679</text:p>
          </table:table-cell>
          <table:table-cell table:formula="of:=[.C35]-[.C36]" office:value-type="float" office:value="140.995065789474" calcext:value-type="float">
            <text:p>140,99506578947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37]*[.$C$8]" office:value-type="float" office:value="0.000195975503062117" calcext:value-type="float">
            <text:p>0,00019598</text:p>
          </table:table-cell>
          <table:table-cell table:formula="of:=1/2/[.B37]" office:value-type="float" office:value="2551.33928571429" calcext:value-type="float">
            <text:p>2551</text:p>
          </table:table-cell>
          <table:table-cell table:formula="of:=[.C36]-[.C37]" office:value-type="float" office:value="127.566964285714" calcext:value-type="float">
            <text:p>127,56696428571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38]*[.$C$8]" office:value-type="float" office:value="0.000205307669874599" calcext:value-type="float">
            <text:p>0,00020531</text:p>
          </table:table-cell>
          <table:table-cell table:formula="of:=1/2/[.B38]" office:value-type="float" office:value="2435.36931818182" calcext:value-type="float">
            <text:p>2435</text:p>
          </table:table-cell>
          <table:table-cell table:formula="of:=[.C37]-[.C38]" office:value-type="float" office:value="115.969967532467" calcext:value-type="float">
            <text:p>115,96996753246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39]*[.$C$8]" office:value-type="float" office:value="0.000214639836687081" calcext:value-type="float">
            <text:p>0,00021464</text:p>
          </table:table-cell>
          <table:table-cell table:formula="of:=1/2/[.B39]" office:value-type="float" office:value="2329.48369565217" calcext:value-type="float">
            <text:p>2329</text:p>
          </table:table-cell>
          <table:table-cell table:formula="of:=[.C38]-[.C39]" office:value-type="float" office:value="105.885622529644" calcext:value-type="float">
            <text:p>105,88562252964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40]*[.$C$8]" office:value-type="float" office:value="0.000223972003499563" calcext:value-type="float">
            <text:p>0,00022397</text:p>
          </table:table-cell>
          <table:table-cell table:formula="of:=1/2/[.B40]" office:value-type="float" office:value="2232.421875" calcext:value-type="float">
            <text:p>2232</text:p>
          </table:table-cell>
          <table:table-cell table:formula="of:=[.C39]-[.C40]" office:value-type="float" office:value="97.0618206521735" calcext:value-type="float">
            <text:p>97,06182065217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41]*[.$C$8]" office:value-type="float" office:value="0.000233304170312044" calcext:value-type="float">
            <text:p>0,00023330</text:p>
          </table:table-cell>
          <table:table-cell table:formula="of:=1/2/[.B41]" office:value-type="float" office:value="2143.125" calcext:value-type="float">
            <text:p>2143</text:p>
          </table:table-cell>
          <table:table-cell table:formula="of:=[.C40]-[.C41]" office:value-type="float" office:value="89.2968750000005" calcext:value-type="float">
            <text:p>89,296875000000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42]*[.$C$8]" office:value-type="float" office:value="0.000242636337124526" calcext:value-type="float">
            <text:p>0,00024264</text:p>
          </table:table-cell>
          <table:table-cell table:formula="of:=1/2/[.B42]" office:value-type="float" office:value="2060.69711538462" calcext:value-type="float">
            <text:p>2061</text:p>
          </table:table-cell>
          <table:table-cell table:formula="of:=[.C41]-[.C42]" office:value-type="float" office:value="82.4278846153843" calcext:value-type="float">
            <text:p>82,42788461538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43]*[.$C$8]" office:value-type="float" office:value="0.000251968503937008" calcext:value-type="float">
            <text:p>0,00025197</text:p>
          </table:table-cell>
          <table:table-cell table:formula="of:=1/2/[.B43]" office:value-type="float" office:value="1984.375" calcext:value-type="float">
            <text:p>1984</text:p>
          </table:table-cell>
          <table:table-cell table:formula="of:=[.C42]-[.C43]" office:value-type="float" office:value="76.3221153846157" calcext:value-type="float">
            <text:p>76,322115384615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44]*[.$C$8]" office:value-type="float" office:value="0.00026130067074949" calcext:value-type="float">
            <text:p>0,00026130</text:p>
          </table:table-cell>
          <table:table-cell table:formula="of:=1/2/[.B44]" office:value-type="float" office:value="1913.50446428571" calcext:value-type="float">
            <text:p>1914</text:p>
          </table:table-cell>
          <table:table-cell table:formula="of:=[.C43]-[.C44]" office:value-type="float" office:value="70.8705357142858" calcext:value-type="float">
            <text:p>70,870535714285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45]*[.$C$8]" office:value-type="float" office:value="0.000270632837561971" calcext:value-type="float">
            <text:p>0,00027063</text:p>
          </table:table-cell>
          <table:table-cell table:formula="of:=1/2/[.B45]" office:value-type="float" office:value="1847.52155172414" calcext:value-type="float">
            <text:p>1848</text:p>
          </table:table-cell>
          <table:table-cell table:formula="of:=[.C44]-[.C45]" office:value-type="float" office:value="65.9829125615763" calcext:value-type="float">
            <text:p>65,982912561576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6]*[.$C$8]" office:value-type="float" office:value="0.000279965004374453" calcext:value-type="float">
            <text:p>0,00027997</text:p>
          </table:table-cell>
          <table:table-cell table:formula="of:=1/2/[.B46]" office:value-type="float" office:value="1785.9375" calcext:value-type="float">
            <text:p>1786</text:p>
          </table:table-cell>
          <table:table-cell table:formula="of:=[.C45]-[.C46]" office:value-type="float" office:value="61.5840517241379" calcext:value-type="float">
            <text:p>61,584051724137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7]*[.$C$8]" office:value-type="float" office:value="0.000289297171186935" calcext:value-type="float">
            <text:p>0,00028930</text:p>
          </table:table-cell>
          <table:table-cell table:formula="of:=1/2/[.B47]" office:value-type="float" office:value="1728.32661290323" calcext:value-type="float">
            <text:p>1728</text:p>
          </table:table-cell>
          <table:table-cell table:formula="of:=[.C46]-[.C47]" office:value-type="float" office:value="57.6108870967741" calcext:value-type="float">
            <text:p>57,610887096774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8]*[.$C$8]" office:value-type="float" office:value="0.000298629337999417" calcext:value-type="float">
            <text:p>0,00029863</text:p>
          </table:table-cell>
          <table:table-cell table:formula="of:=1/2/[.B48]" office:value-type="float" office:value="1674.31640625" calcext:value-type="float">
            <text:p>1674</text:p>
          </table:table-cell>
          <table:table-cell table:formula="of:=[.C47]-[.C48]" office:value-type="float" office:value="54.0102066532259" calcext:value-type="float">
            <text:p>54,010206653225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9]*[.$C$8]" office:value-type="float" office:value="0.000307961504811898" calcext:value-type="float">
            <text:p>0,00030796</text:p>
          </table:table-cell>
          <table:table-cell table:formula="of:=1/2/[.B49]" office:value-type="float" office:value="1623.57954545455" calcext:value-type="float">
            <text:p>1624</text:p>
          </table:table-cell>
          <table:table-cell table:formula="of:=[.C48]-[.C49]" office:value-type="float" office:value="50.7368607954545" calcext:value-type="float">
            <text:p>50,736860795454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50]*[.$C$8]" office:value-type="float" office:value="0.00031729367162438" calcext:value-type="float">
            <text:p>0,00031729</text:p>
          </table:table-cell>
          <table:table-cell table:formula="of:=1/2/[.B50]" office:value-type="float" office:value="1575.82720588235" calcext:value-type="float">
            <text:p>1576</text:p>
          </table:table-cell>
          <table:table-cell table:formula="of:=[.C49]-[.C50]" office:value-type="float" office:value="47.7523395721923" calcext:value-type="float">
            <text:p>47,752339572192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]*[.$C$8]" office:value-type="float" office:value="0.000326625838436862" calcext:value-type="float">
            <text:p>0,00032663</text:p>
          </table:table-cell>
          <table:table-cell table:formula="of:=1/2/[.B51]" office:value-type="float" office:value="1530.80357142857" calcext:value-type="float">
            <text:p>1531</text:p>
          </table:table-cell>
          <table:table-cell table:formula="of:=[.C50]-[.C51]" office:value-type="float" office:value="45.0236344537816" calcext:value-type="float">
            <text:p>45,023634453781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]*[.$C$8]" office:value-type="float" office:value="0.000335958005249344" calcext:value-type="float">
            <text:p>0,00033596</text:p>
          </table:table-cell>
          <table:table-cell table:formula="of:=1/2/[.B52]" office:value-type="float" office:value="1488.28125" calcext:value-type="float">
            <text:p>1488</text:p>
          </table:table-cell>
          <table:table-cell table:formula="of:=[.C51]-[.C52]" office:value-type="float" office:value="42.5223214285713" calcext:value-type="float">
            <text:p>42,522321428571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]*[.$C$8]" office:value-type="float" office:value="0.000345290172061826" calcext:value-type="float">
            <text:p>0,00034529</text:p>
          </table:table-cell>
          <table:table-cell table:formula="of:=1/2/[.B53]" office:value-type="float" office:value="1448.05743243243" calcext:value-type="float">
            <text:p>1448</text:p>
          </table:table-cell>
          <table:table-cell table:formula="of:=[.C52]-[.C53]" office:value-type="float" office:value="40.2238175675675" calcext:value-type="float">
            <text:p>40,223817567567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4]*[.$C$8]" office:value-type="float" office:value="0.000354622338874307" calcext:value-type="float">
            <text:p>0,00035462</text:p>
          </table:table-cell>
          <table:table-cell table:formula="of:=1/2/[.B54]" office:value-type="float" office:value="1409.95065789474" calcext:value-type="float">
            <text:p>1410</text:p>
          </table:table-cell>
          <table:table-cell table:formula="of:=[.C53]-[.C54]" office:value-type="float" office:value="38.1067745376959" calcext:value-type="float">
            <text:p>38,106774537695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5]*[.$C$8]" office:value-type="float" office:value="0.000363954505686789" calcext:value-type="float">
            <text:p>0,00036395</text:p>
          </table:table-cell>
          <table:table-cell table:formula="of:=1/2/[.B55]" office:value-type="float" office:value="1373.79807692308" calcext:value-type="float">
            <text:p>1374</text:p>
          </table:table-cell>
          <table:table-cell table:formula="of:=[.C54]-[.C55]" office:value-type="float" office:value="36.15258097166" calcext:value-type="float">
            <text:p>36,1525809716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6]*[.$C$8]" office:value-type="float" office:value="0.000373286672499271" calcext:value-type="float">
            <text:p>0,00037329</text:p>
          </table:table-cell>
          <table:table-cell table:formula="of:=1/2/[.B56]" office:value-type="float" office:value="1339.453125" calcext:value-type="float">
            <text:p>1339</text:p>
          </table:table-cell>
          <table:table-cell table:formula="of:=[.C55]-[.C56]" office:value-type="float" office:value="34.3449519230769" calcext:value-type="float">
            <text:p>34,344951923076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57]*[.$C$8]" office:value-type="float" office:value="0.000382618839311753" calcext:value-type="float">
            <text:p>0,00038262</text:p>
          </table:table-cell>
          <table:table-cell table:formula="of:=1/2/[.B57]" office:value-type="float" office:value="1306.78353658537" calcext:value-type="float">
            <text:p>1307</text:p>
          </table:table-cell>
          <table:table-cell table:formula="of:=[.C56]-[.C57]" office:value-type="float" office:value="32.6695884146341" calcext:value-type="float">
            <text:p>32,66958841463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8]*[.$C$8]" office:value-type="float" office:value="0.000391951006124234" calcext:value-type="float">
            <text:p>0,00039195</text:p>
          </table:table-cell>
          <table:table-cell table:formula="of:=1/2/[.B58]" office:value-type="float" office:value="1275.66964285714" calcext:value-type="float">
            <text:p>1276</text:p>
          </table:table-cell>
          <table:table-cell table:formula="of:=[.C57]-[.C58]" office:value-type="float" office:value="31.113893728223" calcext:value-type="float">
            <text:p>31,11389372822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59]*[.$C$8]" office:value-type="float" office:value="0.000401283172936716" calcext:value-type="float">
            <text:p>0,00040128</text:p>
          </table:table-cell>
          <table:table-cell table:formula="of:=1/2/[.B59]" office:value-type="float" office:value="1246.00290697674" calcext:value-type="float">
            <text:p>1246</text:p>
          </table:table-cell>
          <table:table-cell table:formula="of:=[.C58]-[.C59]" office:value-type="float" office:value="29.6667358803986" calcext:value-type="float">
            <text:p>29,666735880398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0]*[.$C$8]" office:value-type="float" office:value="0.000410615339749198" calcext:value-type="float">
            <text:p>0,00041062</text:p>
          </table:table-cell>
          <table:table-cell table:formula="of:=1/2/[.B60]" office:value-type="float" office:value="1217.68465909091" calcext:value-type="float">
            <text:p>1218</text:p>
          </table:table-cell>
          <table:table-cell table:formula="of:=[.C59]-[.C60]" office:value-type="float" office:value="28.318247885835" calcext:value-type="float">
            <text:p>28,31824788583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61]*[.$C$8]" office:value-type="float" office:value="0.00041994750656168" calcext:value-type="float">
            <text:p>0,00041995</text:p>
          </table:table-cell>
          <table:table-cell table:formula="of:=1/2/[.B61]" office:value-type="float" office:value="1190.625" calcext:value-type="float">
            <text:p>1191</text:p>
          </table:table-cell>
          <table:table-cell table:formula="of:=[.C60]-[.C61]" office:value-type="float" office:value="27.0596590909092" calcext:value-type="float">
            <text:p>27,059659090909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62]*[.$C$8]" office:value-type="float" office:value="0.000429279673374162" calcext:value-type="float">
            <text:p>0,00042928</text:p>
          </table:table-cell>
          <table:table-cell table:formula="of:=1/2/[.B62]" office:value-type="float" office:value="1164.74184782609" calcext:value-type="float">
            <text:p>1165</text:p>
          </table:table-cell>
          <table:table-cell table:formula="of:=[.C61]-[.C62]" office:value-type="float" office:value="25.883152173913" calcext:value-type="float">
            <text:p>25,88315217391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63]*[.$C$8]" office:value-type="float" office:value="0.000438611840186643" calcext:value-type="float">
            <text:p>0,00043861</text:p>
          </table:table-cell>
          <table:table-cell table:formula="of:=1/2/[.B63]" office:value-type="float" office:value="1139.96010638298" calcext:value-type="float">
            <text:p>1140</text:p>
          </table:table-cell>
          <table:table-cell table:formula="of:=[.C62]-[.C63]" office:value-type="float" office:value="24.7817414431081" calcext:value-type="float">
            <text:p>24,781741443108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4]*[.$C$8]" office:value-type="float" office:value="0.000447944006999125" calcext:value-type="float">
            <text:p>0,00044794</text:p>
          </table:table-cell>
          <table:table-cell table:formula="of:=1/2/[.B64]" office:value-type="float" office:value="1116.2109375" calcext:value-type="float">
            <text:p>1116</text:p>
          </table:table-cell>
          <table:table-cell table:formula="of:=[.C63]-[.C64]" office:value-type="float" office:value="23.7491688829787" calcext:value-type="float">
            <text:p>23,749168882978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65]*[.$C$8]" office:value-type="float" office:value="0.000457276173811607" calcext:value-type="float">
            <text:p>0,00045728</text:p>
          </table:table-cell>
          <table:table-cell table:formula="of:=1/2/[.B65]" office:value-type="float" office:value="1093.43112244898" calcext:value-type="float">
            <text:p>1093</text:p>
          </table:table-cell>
          <table:table-cell table:formula="of:=[.C64]-[.C65]" office:value-type="float" office:value="22.7798150510207" calcext:value-type="float">
            <text:p>22,779815051020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6]*[.$C$8]" office:value-type="float" office:value="0.000466608340624089" calcext:value-type="float">
            <text:p>0,00046661</text:p>
          </table:table-cell>
          <table:table-cell table:formula="of:=1/2/[.B66]" office:value-type="float" office:value="1071.5625" calcext:value-type="float">
            <text:p>1072</text:p>
          </table:table-cell>
          <table:table-cell table:formula="of:=[.C65]-[.C66]" office:value-type="float" office:value="21.8686224489795" calcext:value-type="float">
            <text:p>21,868622448979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67]*[.$C$8]" office:value-type="float" office:value="0.00047594050743657" calcext:value-type="float">
            <text:p>0,00047594</text:p>
          </table:table-cell>
          <table:table-cell table:formula="of:=1/2/[.B67]" office:value-type="float" office:value="1050.55147058824" calcext:value-type="float">
            <text:p>1051</text:p>
          </table:table-cell>
          <table:table-cell table:formula="of:=[.C66]-[.C67]" office:value-type="float" office:value="21.0110294117646" calcext:value-type="float">
            <text:p>21,011029411764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68]*[.$C$8]" office:value-type="float" office:value="0.000485272674249052" calcext:value-type="float">
            <text:p>0,00048527</text:p>
          </table:table-cell>
          <table:table-cell table:formula="of:=1/2/[.B68]" office:value-type="float" office:value="1030.34855769231" calcext:value-type="float">
            <text:p>1030</text:p>
          </table:table-cell>
          <table:table-cell table:formula="of:=[.C67]-[.C68]" office:value-type="float" office:value="20.2029128959275" calcext:value-type="float">
            <text:p>20,202912895927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69]*[.$C$8]" office:value-type="float" office:value="0.000494604841061534" calcext:value-type="float">
            <text:p>0,00049460</text:p>
          </table:table-cell>
          <table:table-cell table:formula="of:=1/2/[.B69]" office:value-type="float" office:value="1010.90801886792" calcext:value-type="float">
            <text:p>1011</text:p>
          </table:table-cell>
          <table:table-cell table:formula="of:=[.C68]-[.C69]" office:value-type="float" office:value="19.4405388243832" calcext:value-type="float">
            <text:p>19,440538824383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70]*[.$C$8]" office:value-type="float" office:value="0.000503937007874016" calcext:value-type="float">
            <text:p>0,00050394</text:p>
          </table:table-cell>
          <table:table-cell table:formula="of:=1/2/[.B70]" office:value-type="float" office:value="992.1875" calcext:value-type="float">
            <text:p>992</text:p>
          </table:table-cell>
          <table:table-cell table:formula="of:=[.C69]-[.C70]" office:value-type="float" office:value="18.7205188679246" calcext:value-type="float">
            <text:p>18,720518867924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71]*[.$C$8]" office:value-type="float" office:value="0.000513269174686497" calcext:value-type="float">
            <text:p>0,00051327</text:p>
          </table:table-cell>
          <table:table-cell table:formula="of:=1/2/[.B71]" office:value-type="float" office:value="974.147727272727" calcext:value-type="float">
            <text:p>974</text:p>
          </table:table-cell>
          <table:table-cell table:formula="of:=[.C70]-[.C71]" office:value-type="float" office:value="18.0397727272726" calcext:value-type="float">
            <text:p>18,039772727272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72]*[.$C$8]" office:value-type="float" office:value="0.000522601341498979" calcext:value-type="float">
            <text:p>0,00052260</text:p>
          </table:table-cell>
          <table:table-cell table:formula="of:=1/2/[.B72]" office:value-type="float" office:value="956.752232142857" calcext:value-type="float">
            <text:p>957</text:p>
          </table:table-cell>
          <table:table-cell table:formula="of:=[.C71]-[.C72]" office:value-type="float" office:value="17.3954951298703" calcext:value-type="float">
            <text:p>17,395495129870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73]*[.$C$8]" office:value-type="float" office:value="0.000531933508311461" calcext:value-type="float">
            <text:p>0,00053193</text:p>
          </table:table-cell>
          <table:table-cell table:formula="of:=1/2/[.B73]" office:value-type="float" office:value="939.967105263158" calcext:value-type="float">
            <text:p>940</text:p>
          </table:table-cell>
          <table:table-cell table:formula="of:=[.C72]-[.C73]" office:value-type="float" office:value="16.7851268796991" calcext:value-type="float">
            <text:p>16,785126879699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74]*[.$C$8]" office:value-type="float" office:value="0.000541265675123943" calcext:value-type="float">
            <text:p>0,00054127</text:p>
          </table:table-cell>
          <table:table-cell table:formula="of:=1/2/[.B74]" office:value-type="float" office:value="923.760775862069" calcext:value-type="float">
            <text:p>924</text:p>
          </table:table-cell>
          <table:table-cell table:formula="of:=[.C73]-[.C74]" office:value-type="float" office:value="16.2063294010891" calcext:value-type="float">
            <text:p>16,20632940108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75]*[.$C$8]" office:value-type="float" office:value="0.000550597841936425" calcext:value-type="float">
            <text:p>0,00055060</text:p>
          </table:table-cell>
          <table:table-cell table:formula="of:=1/2/[.B75]" office:value-type="float" office:value="908.103813559322" calcext:value-type="float">
            <text:p>908</text:p>
          </table:table-cell>
          <table:table-cell table:formula="of:=[.C74]-[.C75]" office:value-type="float" office:value="15.6569623027468" calcext:value-type="float">
            <text:p>15,656962302746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76]*[.$C$8]" office:value-type="float" office:value="0.000559930008748906" calcext:value-type="float">
            <text:p>0,00055993</text:p>
          </table:table-cell>
          <table:table-cell table:formula="of:=1/2/[.B76]" office:value-type="float" office:value="892.96875" calcext:value-type="float">
            <text:p>893</text:p>
          </table:table-cell>
          <table:table-cell table:formula="of:=[.C75]-[.C76]" office:value-type="float" office:value="15.1350635593221" calcext:value-type="float">
            <text:p>15,135063559322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77]*[.$C$8]" office:value-type="float" office:value="0.000569262175561388" calcext:value-type="float">
            <text:p>0,00056926</text:p>
          </table:table-cell>
          <table:table-cell table:formula="of:=1/2/[.B77]" office:value-type="float" office:value="878.329918032787" calcext:value-type="float">
            <text:p>878</text:p>
          </table:table-cell>
          <table:table-cell table:formula="of:=[.C76]-[.C77]" office:value-type="float" office:value="14.638831967213" calcext:value-type="float">
            <text:p>14,63883196721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78]*[.$C$8]" office:value-type="float" office:value="0.00057859434237387" calcext:value-type="float">
            <text:p>0,00057859</text:p>
          </table:table-cell>
          <table:table-cell table:formula="of:=1/2/[.B78]" office:value-type="float" office:value="864.163306451613" calcext:value-type="float">
            <text:p>864</text:p>
          </table:table-cell>
          <table:table-cell table:formula="of:=[.C77]-[.C78]" office:value-type="float" office:value="14.166611581174" calcext:value-type="float">
            <text:p>14,16661158117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79]*[.$C$8]" office:value-type="float" office:value="0.000587926509186352" calcext:value-type="float">
            <text:p>0,00058793</text:p>
          </table:table-cell>
          <table:table-cell table:formula="of:=1/2/[.B79]" office:value-type="float" office:value="850.446428571429" calcext:value-type="float">
            <text:p>850</text:p>
          </table:table-cell>
          <table:table-cell table:formula="of:=[.C78]-[.C79]" office:value-type="float" office:value="13.7168778801843" calcext:value-type="float">
            <text:p>13,716877880184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80]*[.$C$8]" office:value-type="float" office:value="0.000597258675998833" calcext:value-type="float">
            <text:p>0,00059726</text:p>
          </table:table-cell>
          <table:table-cell table:formula="of:=1/2/[.B80]" office:value-type="float" office:value="837.158203125" calcext:value-type="float">
            <text:p>837</text:p>
          </table:table-cell>
          <table:table-cell table:formula="of:=[.C79]-[.C80]" office:value-type="float" office:value="13.2882254464287" calcext:value-type="float">
            <text:p>13,288225446428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81]*[.$C$8]" office:value-type="float" office:value="0.000606590842811315" calcext:value-type="float">
            <text:p>0,00060659</text:p>
          </table:table-cell>
          <table:table-cell table:formula="of:=1/2/[.B81]" office:value-type="float" office:value="824.278846153846" calcext:value-type="float">
            <text:p>824</text:p>
          </table:table-cell>
          <table:table-cell table:formula="of:=[.C80]-[.C81]" office:value-type="float" office:value="12.8793569711538" calcext:value-type="float">
            <text:p>12,8793569711538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82]*[.$C$8]" office:value-type="float" office:value="0.000615923009623797" calcext:value-type="float">
            <text:p>0,00061592</text:p>
          </table:table-cell>
          <table:table-cell table:formula="of:=1/2/[.B82]" office:value-type="float" office:value="811.789772727273" calcext:value-type="float">
            <text:p>812</text:p>
          </table:table-cell>
          <table:table-cell table:formula="of:=[.C81]-[.C82]" office:value-type="float" office:value="12.4890734265734" calcext:value-type="float">
            <text:p>12,489073426573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83]*[.$C$8]" office:value-type="float" office:value="0.000625255176436279" calcext:value-type="float">
            <text:p>0,00062526</text:p>
          </table:table-cell>
          <table:table-cell table:formula="of:=1/2/[.B83]" office:value-type="float" office:value="799.673507462687" calcext:value-type="float">
            <text:p>800</text:p>
          </table:table-cell>
          <table:table-cell table:formula="of:=[.C82]-[.C83]" office:value-type="float" office:value="12.1162652645862" calcext:value-type="float">
            <text:p>12,116265264586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84]*[.$C$8]" office:value-type="float" office:value="0.000634587343248761" calcext:value-type="float">
            <text:p>0,00063459</text:p>
          </table:table-cell>
          <table:table-cell table:formula="of:=1/2/[.B84]" office:value-type="float" office:value="787.913602941177" calcext:value-type="float">
            <text:p>788</text:p>
          </table:table-cell>
          <table:table-cell table:formula="of:=[.C83]-[.C84]" office:value-type="float" office:value="11.75990452151" calcext:value-type="float">
            <text:p>11,7599045215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85]*[.$C$8]" office:value-type="float" office:value="0.000643919510061242" calcext:value-type="float">
            <text:p>0,00064392</text:p>
          </table:table-cell>
          <table:table-cell table:formula="of:=1/2/[.B85]" office:value-type="float" office:value="776.494565217391" calcext:value-type="float">
            <text:p>776</text:p>
          </table:table-cell>
          <table:table-cell table:formula="of:=[.C84]-[.C85]" office:value-type="float" office:value="11.4190377237852" calcext:value-type="float">
            <text:p>11,419037723785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86]*[.$C$8]" office:value-type="float" office:value="0.000653251676873724" calcext:value-type="float">
            <text:p>0,00065325</text:p>
          </table:table-cell>
          <table:table-cell table:formula="of:=1/2/[.B86]" office:value-type="float" office:value="765.401785714286" calcext:value-type="float">
            <text:p>765</text:p>
          </table:table-cell>
          <table:table-cell table:formula="of:=[.C85]-[.C86]" office:value-type="float" office:value="11.0927795031056" calcext:value-type="float">
            <text:p>11,092779503105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87]*[.$C$8]" office:value-type="float" office:value="0.000662583843686206" calcext:value-type="float">
            <text:p>0,00066258</text:p>
          </table:table-cell>
          <table:table-cell table:formula="of:=1/2/[.B87]" office:value-type="float" office:value="754.621478873239" calcext:value-type="float">
            <text:p>755</text:p>
          </table:table-cell>
          <table:table-cell table:formula="of:=[.C86]-[.C87]" office:value-type="float" office:value="10.7803068410464" calcext:value-type="float">
            <text:p>10,780306841046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88]*[.$C$8]" office:value-type="float" office:value="0.000671916010498688" calcext:value-type="float">
            <text:p>0,00067192</text:p>
          </table:table-cell>
          <table:table-cell table:formula="of:=1/2/[.B88]" office:value-type="float" office:value="744.140625" calcext:value-type="float">
            <text:p>744</text:p>
          </table:table-cell>
          <table:table-cell table:formula="of:=[.C87]-[.C88]" office:value-type="float" office:value="10.4808538732393" calcext:value-type="float">
            <text:p>10,480853873239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89]*[.$C$8]" office:value-type="float" office:value="0.000681248177311169" calcext:value-type="float">
            <text:p>0,00068125</text:p>
          </table:table-cell>
          <table:table-cell table:formula="of:=1/2/[.B89]" office:value-type="float" office:value="733.946917808219" calcext:value-type="float">
            <text:p>734</text:p>
          </table:table-cell>
          <table:table-cell table:formula="of:=[.C88]-[.C89]" office:value-type="float" office:value="10.1937071917808" calcext:value-type="float">
            <text:p>10,1937071917808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90]*[.$C$8]" office:value-type="float" office:value="0.000690580344123651" calcext:value-type="float">
            <text:p>0,00069058</text:p>
          </table:table-cell>
          <table:table-cell table:formula="of:=1/2/[.B90]" office:value-type="float" office:value="724.028716216216" calcext:value-type="float">
            <text:p>724</text:p>
          </table:table-cell>
          <table:table-cell table:formula="of:=[.C89]-[.C90]" office:value-type="float" office:value="9.9182015920029" calcext:value-type="float">
            <text:p>9,918201592002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91]*[.$C$8]" office:value-type="float" office:value="0.000699912510936133" calcext:value-type="float">
            <text:p>0,00069991</text:p>
          </table:table-cell>
          <table:table-cell table:formula="of:=1/2/[.B91]" office:value-type="float" office:value="714.375" calcext:value-type="float">
            <text:p>714</text:p>
          </table:table-cell>
          <table:table-cell table:formula="of:=[.C90]-[.C91]" office:value-type="float" office:value="9.65371621621637" calcext:value-type="float">
            <text:p>9,65371621621637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92]*[.$C$8]" office:value-type="float" office:value="0.000709244677748615" calcext:value-type="float">
            <text:p>0,00070924</text:p>
          </table:table-cell>
          <table:table-cell table:formula="of:=1/2/[.B92]" office:value-type="float" office:value="704.975328947368" calcext:value-type="float">
            <text:p>705</text:p>
          </table:table-cell>
          <table:table-cell table:formula="of:=[.C91]-[.C92]" office:value-type="float" office:value="9.39967105263156" calcext:value-type="float">
            <text:p>9,3996710526315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93]*[.$C$8]" office:value-type="float" office:value="0.000718576844561096" calcext:value-type="float">
            <text:p>0,00071858</text:p>
          </table:table-cell>
          <table:table-cell table:formula="of:=1/2/[.B93]" office:value-type="float" office:value="695.819805194805" calcext:value-type="float">
            <text:p>696</text:p>
          </table:table-cell>
          <table:table-cell table:formula="of:=[.C92]-[.C93]" office:value-type="float" office:value="9.15552375256323" calcext:value-type="float">
            <text:p>9,1555237525632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94]*[.$C$8]" office:value-type="float" office:value="0.000727909011373578" calcext:value-type="float">
            <text:p>0,00072791</text:p>
          </table:table-cell>
          <table:table-cell table:formula="of:=1/2/[.B94]" office:value-type="float" office:value="686.899038461538" calcext:value-type="float">
            <text:p>687</text:p>
          </table:table-cell>
          <table:table-cell table:formula="of:=[.C93]-[.C94]" office:value-type="float" office:value="8.92076673326676" calcext:value-type="float">
            <text:p>8,9207667332667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95]*[.$C$8]" office:value-type="float" office:value="0.00073724117818606" calcext:value-type="float">
            <text:p>0,00073724</text:p>
          </table:table-cell>
          <table:table-cell table:formula="of:=1/2/[.B95]" office:value-type="float" office:value="678.204113924051" calcext:value-type="float">
            <text:p>678</text:p>
          </table:table-cell>
          <table:table-cell table:formula="of:=[.C94]-[.C95]" office:value-type="float" office:value="8.69492453748774" calcext:value-type="float">
            <text:p>8,6949245374877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96]*[.$C$8]" office:value-type="float" office:value="0.000746573344998542" calcext:value-type="float">
            <text:p>0,00074657</text:p>
          </table:table-cell>
          <table:table-cell table:formula="of:=1/2/[.B96]" office:value-type="float" office:value="669.7265625" calcext:value-type="float">
            <text:p>670</text:p>
          </table:table-cell>
          <table:table-cell table:formula="of:=[.C95]-[.C96]" office:value-type="float" office:value="8.47755142405072" calcext:value-type="float">
            <text:p>8,4775514240507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97]*[.$C$8]" office:value-type="float" office:value="0.000755905511811024" calcext:value-type="float">
            <text:p>0,00075591</text:p>
          </table:table-cell>
          <table:table-cell table:formula="of:=1/2/[.B97]" office:value-type="float" office:value="661.458333333333" calcext:value-type="float">
            <text:p>661</text:p>
          </table:table-cell>
          <table:table-cell table:formula="of:=[.C96]-[.C97]" office:value-type="float" office:value="8.26822916666663" calcext:value-type="float">
            <text:p>8,2682291666666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98]*[.$C$8]" office:value-type="float" office:value="0.000765237678623505" calcext:value-type="float">
            <text:p>0,00076524</text:p>
          </table:table-cell>
          <table:table-cell table:formula="of:=1/2/[.B98]" office:value-type="float" office:value="653.391768292683" calcext:value-type="float">
            <text:p>653</text:p>
          </table:table-cell>
          <table:table-cell table:formula="of:=[.C97]-[.C98]" office:value-type="float" office:value="8.0665650406504" calcext:value-type="float">
            <text:p>8,066565040650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99]*[.$C$8]" office:value-type="float" office:value="0.000774569845435987" calcext:value-type="float">
            <text:p>0,00077457</text:p>
          </table:table-cell>
          <table:table-cell table:formula="of:=1/2/[.B99]" office:value-type="float" office:value="645.519578313253" calcext:value-type="float">
            <text:p>646</text:p>
          </table:table-cell>
          <table:table-cell table:formula="of:=[.C98]-[.C99]" office:value-type="float" office:value="7.87218997942989" calcext:value-type="float">
            <text:p>7,8721899794298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100]*[.$C$8]" office:value-type="float" office:value="0.000783902012248469" calcext:value-type="float">
            <text:p>0,00078390</text:p>
          </table:table-cell>
          <table:table-cell table:formula="of:=1/2/[.B100]" office:value-type="float" office:value="637.834821428571" calcext:value-type="float">
            <text:p>638</text:p>
          </table:table-cell>
          <table:table-cell table:formula="of:=[.C99]-[.C100]" office:value-type="float" office:value="7.68475688468163" calcext:value-type="float">
            <text:p>7,6847568846816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101]*[.$C$8]" office:value-type="float" office:value="0.000793234179060951" calcext:value-type="float">
            <text:p>0,00079323</text:p>
          </table:table-cell>
          <table:table-cell table:formula="of:=1/2/[.B101]" office:value-type="float" office:value="630.330882352941" calcext:value-type="float">
            <text:p>630</text:p>
          </table:table-cell>
          <table:table-cell table:formula="of:=[.C100]-[.C101]" office:value-type="float" office:value="7.50393907563023" calcext:value-type="float">
            <text:p>7,5039390756302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102]*[.$C$8]" office:value-type="float" office:value="0.000802566345873432" calcext:value-type="float">
            <text:p>0,00080257</text:p>
          </table:table-cell>
          <table:table-cell table:formula="of:=1/2/[.B102]" office:value-type="float" office:value="623.001453488372" calcext:value-type="float">
            <text:p>623</text:p>
          </table:table-cell>
          <table:table-cell table:formula="of:=[.C101]-[.C102]" office:value-type="float" office:value="7.32942886456908" calcext:value-type="float">
            <text:p>7,3294288645690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103]*[.$C$8]" office:value-type="float" office:value="0.000811898512685914" calcext:value-type="float">
            <text:p>0,00081190</text:p>
          </table:table-cell>
          <table:table-cell table:formula="of:=1/2/[.B103]" office:value-type="float" office:value="615.840517241379" calcext:value-type="float">
            <text:p>616</text:p>
          </table:table-cell>
          <table:table-cell table:formula="of:=[.C102]-[.C103]" office:value-type="float" office:value="7.16093624699283" calcext:value-type="float">
            <text:p>7,1609362469928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104]*[.$C$8]" office:value-type="float" office:value="0.000821230679498396" calcext:value-type="float">
            <text:p>0,00082123</text:p>
          </table:table-cell>
          <table:table-cell table:formula="of:=1/2/[.B104]" office:value-type="float" office:value="608.842329545455" calcext:value-type="float">
            <text:p>609</text:p>
          </table:table-cell>
          <table:table-cell table:formula="of:=[.C103]-[.C104]" office:value-type="float" office:value="6.99818769592469" calcext:value-type="float">
            <text:p>6,9981876959246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105]*[.$C$8]" office:value-type="float" office:value="0.000830562846310878" calcext:value-type="float">
            <text:p>0,00083056</text:p>
          </table:table-cell>
          <table:table-cell table:formula="of:=1/2/[.B105]" office:value-type="float" office:value="602.001404494382" calcext:value-type="float">
            <text:p>602</text:p>
          </table:table-cell>
          <table:table-cell table:formula="of:=[.C104]-[.C105]" office:value-type="float" office:value="6.84092505107253" calcext:value-type="float">
            <text:p>6,8409250510725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06]*[.$C$8]" office:value-type="float" office:value="0.000839895013123359" calcext:value-type="float">
            <text:p>0,00083990</text:p>
          </table:table-cell>
          <table:table-cell table:formula="of:=1/2/[.B106]" office:value-type="float" office:value="595.3125" calcext:value-type="float">
            <text:p>595</text:p>
          </table:table-cell>
          <table:table-cell table:formula="of:=[.C105]-[.C106]" office:value-type="float" office:value="6.68890449438209" calcext:value-type="float">
            <text:p>6,6889044943820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107]*[.$C$8]" office:value-type="float" office:value="0.000849227179935841" calcext:value-type="float">
            <text:p>0,00084923</text:p>
          </table:table-cell>
          <table:table-cell table:formula="of:=1/2/[.B107]" office:value-type="float" office:value="588.770604395605" calcext:value-type="float">
            <text:p>589</text:p>
          </table:table-cell>
          <table:table-cell table:formula="of:=[.C106]-[.C107]" office:value-type="float" office:value="6.54189560439556" calcext:value-type="float">
            <text:p>6,5418956043955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108]*[.$C$8]" office:value-type="float" office:value="0.000858559346748323" calcext:value-type="float">
            <text:p>0,00085856</text:p>
          </table:table-cell>
          <table:table-cell table:formula="of:=1/2/[.B108]" office:value-type="float" office:value="582.370923913043" calcext:value-type="float">
            <text:p>582</text:p>
          </table:table-cell>
          <table:table-cell table:formula="of:=[.C107]-[.C108]" office:value-type="float" office:value="6.39968048256094" calcext:value-type="float">
            <text:p>6,3996804825609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109]*[.$C$8]" office:value-type="float" office:value="0.000867891513560805" calcext:value-type="float">
            <text:p>0,00086789</text:p>
          </table:table-cell>
          <table:table-cell table:formula="of:=1/2/[.B109]" office:value-type="float" office:value="576.108870967742" calcext:value-type="float">
            <text:p>576</text:p>
          </table:table-cell>
          <table:table-cell table:formula="of:=[.C108]-[.C109]" office:value-type="float" office:value="6.26205294530155" calcext:value-type="float">
            <text:p>6,2620529453015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110]*[.$C$8]" office:value-type="float" office:value="0.000877223680373286" calcext:value-type="float">
            <text:p>0,00087722</text:p>
          </table:table-cell>
          <table:table-cell table:formula="of:=1/2/[.B110]" office:value-type="float" office:value="569.980053191489" calcext:value-type="float">
            <text:p>570</text:p>
          </table:table-cell>
          <table:table-cell table:formula="of:=[.C109]-[.C110]" office:value-type="float" office:value="6.1288177762525" calcext:value-type="float">
            <text:p>6,128817776252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111]*[.$C$8]" office:value-type="float" office:value="0.000886555847185768" calcext:value-type="float">
            <text:p>0,00088656</text:p>
          </table:table-cell>
          <table:table-cell table:formula="of:=1/2/[.B111]" office:value-type="float" office:value="563.980263157895" calcext:value-type="float">
            <text:p>564</text:p>
          </table:table-cell>
          <table:table-cell table:formula="of:=[.C110]-[.C111]" office:value-type="float" office:value="5.99979003359465" calcext:value-type="float">
            <text:p>5,9997900335946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112]*[.$C$8]" office:value-type="float" office:value="0.00089588801399825" calcext:value-type="float">
            <text:p>0,00089589</text:p>
          </table:table-cell>
          <table:table-cell table:formula="of:=1/2/[.B112]" office:value-type="float" office:value="558.10546875" calcext:value-type="float">
            <text:p>558</text:p>
          </table:table-cell>
          <table:table-cell table:formula="of:=[.C111]-[.C112]" office:value-type="float" office:value="5.87479440789468" calcext:value-type="float">
            <text:p>5,8747944078946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13]*[.$C$8]" office:value-type="float" office:value="0.000905220180810732" calcext:value-type="float">
            <text:p>0,00090522</text:p>
          </table:table-cell>
          <table:table-cell table:formula="of:=1/2/[.B113]" office:value-type="float" office:value="552.351804123711" calcext:value-type="float">
            <text:p>552</text:p>
          </table:table-cell>
          <table:table-cell table:formula="of:=[.C112]-[.C113]" office:value-type="float" office:value="5.7536646262887" calcext:value-type="float">
            <text:p>5,753664626288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14]*[.$C$8]" office:value-type="float" office:value="0.000914552347623214" calcext:value-type="float">
            <text:p>0,00091455</text:p>
          </table:table-cell>
          <table:table-cell table:formula="of:=1/2/[.B114]" office:value-type="float" office:value="546.71556122449" calcext:value-type="float">
            <text:p>547</text:p>
          </table:table-cell>
          <table:table-cell table:formula="of:=[.C113]-[.C114]" office:value-type="float" office:value="5.63624289922166" calcext:value-type="float">
            <text:p>5,6362428992216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15]*[.$C$8]" office:value-type="float" office:value="0.000923884514435695" calcext:value-type="float">
            <text:p>0,00092388</text:p>
          </table:table-cell>
          <table:table-cell table:formula="of:=1/2/[.B115]" office:value-type="float" office:value="541.193181818182" calcext:value-type="float">
            <text:p>541</text:p>
          </table:table-cell>
          <table:table-cell table:formula="of:=[.C114]-[.C115]" office:value-type="float" office:value="5.52237940630789" calcext:value-type="float">
            <text:p>5,5223794063078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6]*[.$C$8]" office:value-type="float" office:value="0.000933216681248177" calcext:value-type="float">
            <text:p>0,00093322</text:p>
          </table:table-cell>
          <table:table-cell table:formula="of:=1/2/[.B116]" office:value-type="float" office:value="535.78125" calcext:value-type="float">
            <text:p>536</text:p>
          </table:table-cell>
          <table:table-cell table:formula="of:=[.C115]-[.C116]" office:value-type="float" office:value="5.41193181818187" calcext:value-type="float">
            <text:p>5,41193181818187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17]*[.$C$8]" office:value-type="float" office:value="0.000942548848060659" calcext:value-type="float">
            <text:p>0,00094255</text:p>
          </table:table-cell>
          <table:table-cell table:formula="of:=1/2/[.B117]" office:value-type="float" office:value="530.476485148515" calcext:value-type="float">
            <text:p>530</text:p>
          </table:table-cell>
          <table:table-cell table:formula="of:=[.C116]-[.C117]" office:value-type="float" office:value="5.30476485148506" calcext:value-type="float">
            <text:p>5,3047648514850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18]*[.$C$8]" office:value-type="float" office:value="0.000951881014873141" calcext:value-type="float">
            <text:p>0,00095188</text:p>
          </table:table-cell>
          <table:table-cell table:formula="of:=1/2/[.B118]" office:value-type="float" office:value="525.275735294118" calcext:value-type="float">
            <text:p>525</text:p>
          </table:table-cell>
          <table:table-cell table:formula="of:=[.C117]-[.C118]" office:value-type="float" office:value="5.20074985439726" calcext:value-type="float">
            <text:p>5,2007498543972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19]*[.$C$8]" office:value-type="float" office:value="0.000961213181685623" calcext:value-type="float">
            <text:p>0,00096121</text:p>
          </table:table-cell>
          <table:table-cell table:formula="of:=1/2/[.B119]" office:value-type="float" office:value="520.175970873787" calcext:value-type="float">
            <text:p>520</text:p>
          </table:table-cell>
          <table:table-cell table:formula="of:=[.C118]-[.C119]" office:value-type="float" office:value="5.09976442033121" calcext:value-type="float">
            <text:p>5,0997644203312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20]*[.$C$8]" office:value-type="float" office:value="0.000970545348498104" calcext:value-type="float">
            <text:p>0,00097055</text:p>
          </table:table-cell>
          <table:table-cell table:formula="of:=1/2/[.B120]" office:value-type="float" office:value="515.174278846154" calcext:value-type="float">
            <text:p>515</text:p>
          </table:table-cell>
          <table:table-cell table:formula="of:=[.C119]-[.C120]" office:value-type="float" office:value="5.00169202763254" calcext:value-type="float">
            <text:p>5,0016920276325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21]*[.$C$8]" office:value-type="float" office:value="0.000979877515310586" calcext:value-type="float">
            <text:p>0,00097988</text:p>
          </table:table-cell>
          <table:table-cell table:formula="of:=1/2/[.B121]" office:value-type="float" office:value="510.267857142857" calcext:value-type="float">
            <text:p>510</text:p>
          </table:table-cell>
          <table:table-cell table:formula="of:=[.C120]-[.C121]" office:value-type="float" office:value="4.90642170329676" calcext:value-type="float">
            <text:p>4,9064217032967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22]*[.$C$8]" office:value-type="float" office:value="0.000989209682123068" calcext:value-type="float">
            <text:p>0,00098921</text:p>
          </table:table-cell>
          <table:table-cell table:formula="of:=1/2/[.B122]" office:value-type="float" office:value="505.454009433962" calcext:value-type="float">
            <text:p>505</text:p>
          </table:table-cell>
          <table:table-cell table:formula="of:=[.C121]-[.C122]" office:value-type="float" office:value="4.81384770889486" calcext:value-type="float">
            <text:p>4,8138477088948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23]*[.$C$8]" office:value-type="float" office:value="0.00099854184893555" calcext:value-type="float">
            <text:p>0,00099854</text:p>
          </table:table-cell>
          <table:table-cell table:formula="of:=1/2/[.B123]" office:value-type="float" office:value="500.730140186916" calcext:value-type="float">
            <text:p>501</text:p>
          </table:table-cell>
          <table:table-cell table:formula="of:=[.C122]-[.C123]" office:value-type="float" office:value="4.72386924704637" calcext:value-type="float">
            <text:p>4,7238692470463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24]*[.$C$8]" office:value-type="float" office:value="0.00100787401574803" calcext:value-type="float">
            <text:p>0,00100787</text:p>
          </table:table-cell>
          <table:table-cell table:formula="of:=1/2/[.B124]" office:value-type="float" office:value="496.09375" calcext:value-type="float">
            <text:p>496</text:p>
          </table:table-cell>
          <table:table-cell table:formula="of:=[.C123]-[.C124]" office:value-type="float" office:value="4.63639018691595" calcext:value-type="float">
            <text:p>4,6363901869159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25]*[.$C$8]" office:value-type="float" office:value="0.00101720618256051" calcext:value-type="float">
            <text:p>0,00101721</text:p>
          </table:table-cell>
          <table:table-cell table:formula="of:=1/2/[.B125]" office:value-type="float" office:value="491.542431192661" calcext:value-type="float">
            <text:p>492</text:p>
          </table:table-cell>
          <table:table-cell table:formula="of:=[.C124]-[.C125]" office:value-type="float" office:value="4.55131880733944" calcext:value-type="float">
            <text:p>4,55131880733944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26]*[.$C$8]" office:value-type="float" office:value="0.001026538349373" calcext:value-type="float">
            <text:p>0,00102654</text:p>
          </table:table-cell>
          <table:table-cell table:formula="of:=1/2/[.B126]" office:value-type="float" office:value="487.073863636364" calcext:value-type="float">
            <text:p>487</text:p>
          </table:table-cell>
          <table:table-cell table:formula="of:=[.C125]-[.C126]" office:value-type="float" office:value="4.46856755629688" calcext:value-type="float">
            <text:p>4,46856755629688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27]*[.$C$8]" office:value-type="float" office:value="0.00103587051618548" calcext:value-type="float">
            <text:p>0,00103587</text:p>
          </table:table-cell>
          <table:table-cell table:formula="of:=1/2/[.B127]" office:value-type="float" office:value="482.685810810811" calcext:value-type="float">
            <text:p>483</text:p>
          </table:table-cell>
          <table:table-cell table:formula="of:=[.C126]-[.C127]" office:value-type="float" office:value="4.38805282555279" calcext:value-type="float">
            <text:p>4,3880528255527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28]*[.$C$8]" office:value-type="float" office:value="0.00104520268299796" calcext:value-type="float">
            <text:p>0,00104520</text:p>
          </table:table-cell>
          <table:table-cell table:formula="of:=1/2/[.B128]" office:value-type="float" office:value="478.376116071429" calcext:value-type="float">
            <text:p>478</text:p>
          </table:table-cell>
          <table:table-cell table:formula="of:=[.C127]-[.C128]" office:value-type="float" office:value="4.30969473938234" calcext:value-type="float">
            <text:p>4,30969473938234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29]*[.$C$8]" office:value-type="float" office:value="0.00105453484981044" calcext:value-type="float">
            <text:p>0,00105453</text:p>
          </table:table-cell>
          <table:table-cell table:formula="of:=1/2/[.B129]" office:value-type="float" office:value="474.142699115044" calcext:value-type="float">
            <text:p>474</text:p>
          </table:table-cell>
          <table:table-cell table:formula="of:=[.C128]-[.C129]" office:value-type="float" office:value="4.2334169563843" calcext:value-type="float">
            <text:p>4,233416956384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30]*[.$C$8]" office:value-type="float" office:value="0.00106386701662292" calcext:value-type="float">
            <text:p>0,00106387</text:p>
          </table:table-cell>
          <table:table-cell table:formula="of:=1/2/[.B130]" office:value-type="float" office:value="469.983552631579" calcext:value-type="float">
            <text:p>470</text:p>
          </table:table-cell>
          <table:table-cell table:formula="of:=[.C129]-[.C130]" office:value-type="float" office:value="4.15914648346524" calcext:value-type="float">
            <text:p>4,1591464834652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31]*[.$C$8]" office:value-type="float" office:value="0.0010731991834354" calcext:value-type="float">
            <text:p>0,00107320</text:p>
          </table:table-cell>
          <table:table-cell table:formula="of:=1/2/[.B131]" office:value-type="float" office:value="465.896739130435" calcext:value-type="float">
            <text:p>466</text:p>
          </table:table-cell>
          <table:table-cell table:formula="of:=[.C130]-[.C131]" office:value-type="float" office:value="4.08681350114415" calcext:value-type="float">
            <text:p>4,0868135011441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32]*[.$C$8]" office:value-type="float" office:value="0.00108253135024789" calcext:value-type="float">
            <text:p>0,00108253</text:p>
          </table:table-cell>
          <table:table-cell table:formula="of:=1/2/[.B132]" office:value-type="float" office:value="461.880387931035" calcext:value-type="float">
            <text:p>462</text:p>
          </table:table-cell>
          <table:table-cell table:formula="of:=[.C131]-[.C132]" office:value-type="float" office:value="4.01635119940039" calcext:value-type="float">
            <text:p>4,01635119940039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33]*[.$C$8]" office:value-type="float" office:value="0.00109186351706037" calcext:value-type="float">
            <text:p>0,00109186</text:p>
          </table:table-cell>
          <table:table-cell table:formula="of:=1/2/[.B133]" office:value-type="float" office:value="457.932692307692" calcext:value-type="float">
            <text:p>458</text:p>
          </table:table-cell>
          <table:table-cell table:formula="of:=[.C132]-[.C133]" office:value-type="float" office:value="3.94769562334216" calcext:value-type="float">
            <text:p>3,9476956233421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34]*[.$C$8]" office:value-type="float" office:value="0.00110119568387285" calcext:value-type="float">
            <text:p>0,00110120</text:p>
          </table:table-cell>
          <table:table-cell table:formula="of:=1/2/[.B134]" office:value-type="float" office:value="454.051906779661" calcext:value-type="float">
            <text:p>454</text:p>
          </table:table-cell>
          <table:table-cell table:formula="of:=[.C133]-[.C134]" office:value-type="float" office:value="3.88078552803125" calcext:value-type="float">
            <text:p>3,8807855280312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35]*[.$C$8]" office:value-type="float" office:value="0.00111052785068533" calcext:value-type="float">
            <text:p>0,00111053</text:p>
          </table:table-cell>
          <table:table-cell table:formula="of:=1/2/[.B135]" office:value-type="float" office:value="450.236344537815" calcext:value-type="float">
            <text:p>450</text:p>
          </table:table-cell>
          <table:table-cell table:formula="of:=[.C134]-[.C135]" office:value-type="float" office:value="3.81556224184595" calcext:value-type="float">
            <text:p>3,8155622418459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36]*[.$C$8]" office:value-type="float" office:value="0.00111986001749781" calcext:value-type="float">
            <text:p>0,00111986</text:p>
          </table:table-cell>
          <table:table-cell table:formula="of:=1/2/[.B136]" office:value-type="float" office:value="446.484375" calcext:value-type="float">
            <text:p>446</text:p>
          </table:table-cell>
          <table:table-cell table:formula="of:=[.C135]-[.C136]" office:value-type="float" office:value="3.75196953781511" calcext:value-type="float">
            <text:p>3,7519695378151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37]*[.$C$8]" office:value-type="float" office:value="0.00112919218431029" calcext:value-type="float">
            <text:p>0,00112919</text:p>
          </table:table-cell>
          <table:table-cell table:formula="of:=1/2/[.B137]" office:value-type="float" office:value="442.794421487603" calcext:value-type="float">
            <text:p>443</text:p>
          </table:table-cell>
          <table:table-cell table:formula="of:=[.C136]-[.C137]" office:value-type="float" office:value="3.68995351239664" calcext:value-type="float">
            <text:p>3,68995351239664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38]*[.$C$8]" office:value-type="float" office:value="0.00113852435112278" calcext:value-type="float">
            <text:p>0,00113852</text:p>
          </table:table-cell>
          <table:table-cell table:formula="of:=1/2/[.B138]" office:value-type="float" office:value="439.164959016394" calcext:value-type="float">
            <text:p>439</text:p>
          </table:table-cell>
          <table:table-cell table:formula="of:=[.C137]-[.C138]" office:value-type="float" office:value="3.62946247120988" calcext:value-type="float">
            <text:p>3,62946247120988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39]*[.$C$8]" office:value-type="float" office:value="0.00114785651793526" calcext:value-type="float">
            <text:p>0,00114786</text:p>
          </table:table-cell>
          <table:table-cell table:formula="of:=1/2/[.B139]" office:value-type="float" office:value="435.594512195122" calcext:value-type="float">
            <text:p>436</text:p>
          </table:table-cell>
          <table:table-cell table:formula="of:=[.C138]-[.C139]" office:value-type="float" office:value="3.57044682127156" calcext:value-type="float">
            <text:p>3,57044682127156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40]*[.$C$8]" office:value-type="float" office:value="0.00115718868474774" calcext:value-type="float">
            <text:p>0,00115719</text:p>
          </table:table-cell>
          <table:table-cell table:formula="of:=1/2/[.B140]" office:value-type="float" office:value="432.081653225807" calcext:value-type="float">
            <text:p>432</text:p>
          </table:table-cell>
          <table:table-cell table:formula="of:=[.C139]-[.C140]" office:value-type="float" office:value="3.51285896931546" calcext:value-type="float">
            <text:p>3,5128589693154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41]*[.$C$8]" office:value-type="float" office:value="0.00116652085156022" calcext:value-type="float">
            <text:p>0,00116652</text:p>
          </table:table-cell>
          <table:table-cell table:formula="of:=1/2/[.B141]" office:value-type="float" office:value="428.625" calcext:value-type="float">
            <text:p>429</text:p>
          </table:table-cell>
          <table:table-cell table:formula="of:=[.C140]-[.C141]" office:value-type="float" office:value="3.45665322580641" calcext:value-type="float">
            <text:p>3,4566532258064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42]*[.$C$8]" office:value-type="float" office:value="0.0011758530183727" calcext:value-type="float">
            <text:p>0,00117585</text:p>
          </table:table-cell>
          <table:table-cell table:formula="of:=1/2/[.B142]" office:value-type="float" office:value="425.223214285714" calcext:value-type="float">
            <text:p>425</text:p>
          </table:table-cell>
          <table:table-cell table:formula="of:=[.C141]-[.C142]" office:value-type="float" office:value="3.40178571428572" calcext:value-type="float">
            <text:p>3,40178571428572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43]*[.$C$8]" office:value-type="float" office:value="0.00118518518518519" calcext:value-type="float">
            <text:p>0,00118519</text:p>
          </table:table-cell>
          <table:table-cell table:formula="of:=1/2/[.B143]" office:value-type="float" office:value="421.875" calcext:value-type="float">
            <text:p>422</text:p>
          </table:table-cell>
          <table:table-cell table:formula="of:=[.C142]-[.C143]" office:value-type="float" office:value="3.34821428571433" calcext:value-type="float">
            <text:p>3,3482142857143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44]*[.$C$8]" office:value-type="float" office:value="0.00119451735199767" calcext:value-type="float">
            <text:p>0,00119452</text:p>
          </table:table-cell>
          <table:table-cell table:formula="of:=1/2/[.B144]" office:value-type="float" office:value="418.5791015625" calcext:value-type="float">
            <text:p>419</text:p>
          </table:table-cell>
          <table:table-cell table:formula="of:=[.C143]-[.C144]" office:value-type="float" office:value="3.2958984375" calcext:value-type="float">
            <text:p>3,295898437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45]*[.$C$8]" office:value-type="float" office:value="0.00120384951881015" calcext:value-type="float">
            <text:p>0,00120385</text:p>
          </table:table-cell>
          <table:table-cell table:formula="of:=1/2/[.B145]" office:value-type="float" office:value="415.334302325581" calcext:value-type="float">
            <text:p>415</text:p>
          </table:table-cell>
          <table:table-cell table:formula="of:=[.C144]-[.C145]" office:value-type="float" office:value="3.24479923691854" calcext:value-type="float">
            <text:p>3,2447992369185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46]*[.$C$8]" office:value-type="float" office:value="0.00121318168562263" calcext:value-type="float">
            <text:p>0,00121318</text:p>
          </table:table-cell>
          <table:table-cell table:formula="of:=1/2/[.B146]" office:value-type="float" office:value="412.139423076923" calcext:value-type="float">
            <text:p>412</text:p>
          </table:table-cell>
          <table:table-cell table:formula="of:=[.C145]-[.C146]" office:value-type="float" office:value="3.19487924865837" calcext:value-type="float">
            <text:p>3,19487924865837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47]*[.$C$8]" office:value-type="float" office:value="0.00122251385243511" calcext:value-type="float">
            <text:p>0,00122251</text:p>
          </table:table-cell>
          <table:table-cell table:formula="of:=1/2/[.B147]" office:value-type="float" office:value="408.993320610687" calcext:value-type="float">
            <text:p>409</text:p>
          </table:table-cell>
          <table:table-cell table:formula="of:=[.C146]-[.C147]" office:value-type="float" office:value="3.14610246623607" calcext:value-type="float">
            <text:p>3,1461024662360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48]*[.$C$8]" office:value-type="float" office:value="0.00123184601924759" calcext:value-type="float">
            <text:p>0,00123185</text:p>
          </table:table-cell>
          <table:table-cell table:formula="of:=1/2/[.B148]" office:value-type="float" office:value="405.894886363636" calcext:value-type="float">
            <text:p>406</text:p>
          </table:table-cell>
          <table:table-cell table:formula="of:=[.C147]-[.C148]" office:value-type="float" office:value="3.09843424705065" calcext:value-type="float">
            <text:p>3,0984342470506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49]*[.$C$8]" office:value-type="float" office:value="0.00124117818606008" calcext:value-type="float">
            <text:p>0,00124118</text:p>
          </table:table-cell>
          <table:table-cell table:formula="of:=1/2/[.B149]" office:value-type="float" office:value="402.843045112782" calcext:value-type="float">
            <text:p>403</text:p>
          </table:table-cell>
          <table:table-cell table:formula="of:=[.C148]-[.C149]" office:value-type="float" office:value="3.05184125085435" calcext:value-type="float">
            <text:p>3,0518412508543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50]*[.$C$8]" office:value-type="float" office:value="0.00125051035287256" calcext:value-type="float">
            <text:p>0,00125051</text:p>
          </table:table-cell>
          <table:table-cell table:formula="of:=1/2/[.B150]" office:value-type="float" office:value="399.836753731343" calcext:value-type="float">
            <text:p>400</text:p>
          </table:table-cell>
          <table:table-cell table:formula="of:=[.C149]-[.C150]" office:value-type="float" office:value="3.00629138143876" calcext:value-type="float">
            <text:p>3,00629138143876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51]*[.$C$8]" office:value-type="float" office:value="0.00125984251968504" calcext:value-type="float">
            <text:p>0,00125984</text:p>
          </table:table-cell>
          <table:table-cell table:formula="of:=1/2/[.B151]" office:value-type="float" office:value="396.875" calcext:value-type="float">
            <text:p>397</text:p>
          </table:table-cell>
          <table:table-cell table:formula="of:=[.C150]-[.C151]" office:value-type="float" office:value="2.96175373134326" calcext:value-type="float">
            <text:p>2,96175373134326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52]*[.$C$8]" office:value-type="float" office:value="0.00126917468649752" calcext:value-type="float">
            <text:p>0,00126917</text:p>
          </table:table-cell>
          <table:table-cell table:formula="of:=1/2/[.B152]" office:value-type="float" office:value="393.956801470588" calcext:value-type="float">
            <text:p>394</text:p>
          </table:table-cell>
          <table:table-cell table:formula="of:=[.C151]-[.C152]" office:value-type="float" office:value="2.91819852941171" calcext:value-type="float">
            <text:p>2,9181985294117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53]*[.$C$8]" office:value-type="float" office:value="0.00127850685331" calcext:value-type="float">
            <text:p>0,00127851</text:p>
          </table:table-cell>
          <table:table-cell table:formula="of:=1/2/[.B153]" office:value-type="float" office:value="391.081204379562" calcext:value-type="float">
            <text:p>391</text:p>
          </table:table-cell>
          <table:table-cell table:formula="of:=[.C152]-[.C153]" office:value-type="float" office:value="2.87559709102618" calcext:value-type="float">
            <text:p>2,8755970910261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54]*[.$C$8]" office:value-type="float" office:value="0.00128783902012248" calcext:value-type="float">
            <text:p>0,00128784</text:p>
          </table:table-cell>
          <table:table-cell table:formula="of:=1/2/[.B154]" office:value-type="float" office:value="388.247282608696" calcext:value-type="float">
            <text:p>388</text:p>
          </table:table-cell>
          <table:table-cell table:formula="of:=[.C153]-[.C154]" office:value-type="float" office:value="2.83392177086643" calcext:value-type="float">
            <text:p>2,83392177086643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55]*[.$C$8]" office:value-type="float" office:value="0.00129717118693497" calcext:value-type="float">
            <text:p>0,00129717</text:p>
          </table:table-cell>
          <table:table-cell table:formula="of:=1/2/[.B155]" office:value-type="float" office:value="385.454136690647" calcext:value-type="float">
            <text:p>385</text:p>
          </table:table-cell>
          <table:table-cell table:formula="of:=[.C154]-[.C155]" office:value-type="float" office:value="2.7931459180482" calcext:value-type="float">
            <text:p>2,7931459180482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56]*[.$C$8]" office:value-type="float" office:value="0.00130650335374745" calcext:value-type="float">
            <text:p>0,00130650</text:p>
          </table:table-cell>
          <table:table-cell table:formula="of:=1/2/[.B156]" office:value-type="float" office:value="382.700892857143" calcext:value-type="float">
            <text:p>383</text:p>
          </table:table-cell>
          <table:table-cell table:formula="of:=[.C155]-[.C156]" office:value-type="float" office:value="2.7532438335046" calcext:value-type="float">
            <text:p>2,7532438335046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57]*[.$C$8]" office:value-type="float" office:value="0.00131583552055993" calcext:value-type="float">
            <text:p>0,00131584</text:p>
          </table:table-cell>
          <table:table-cell table:formula="of:=1/2/[.B157]" office:value-type="float" office:value="379.98670212766" calcext:value-type="float">
            <text:p>380</text:p>
          </table:table-cell>
          <table:table-cell table:formula="of:=[.C156]-[.C157]" office:value-type="float" office:value="2.71419072948333" calcext:value-type="float">
            <text:p>2,71419072948333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58]*[.$C$8]" office:value-type="float" office:value="0.00132516768737241" calcext:value-type="float">
            <text:p>0,00132517</text:p>
          </table:table-cell>
          <table:table-cell table:formula="of:=1/2/[.B158]" office:value-type="float" office:value="377.31073943662" calcext:value-type="float">
            <text:p>377</text:p>
          </table:table-cell>
          <table:table-cell table:formula="of:=[.C157]-[.C158]" office:value-type="float" office:value="2.67596269103984" calcext:value-type="float">
            <text:p>2,67596269103984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59]*[.$C$8]" office:value-type="float" office:value="0.00133449985418489" calcext:value-type="float">
            <text:p>0,00133450</text:p>
          </table:table-cell>
          <table:table-cell table:formula="of:=1/2/[.B159]" office:value-type="float" office:value="374.672202797203" calcext:value-type="float">
            <text:p>375</text:p>
          </table:table-cell>
          <table:table-cell table:formula="of:=[.C158]-[.C159]" office:value-type="float" office:value="2.63853663941688" calcext:value-type="float">
            <text:p>2,63853663941688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60]*[.$C$8]" office:value-type="float" office:value="0.00134383202099738" calcext:value-type="float">
            <text:p>0,00134383</text:p>
          </table:table-cell>
          <table:table-cell table:formula="of:=1/2/[.B160]" office:value-type="float" office:value="372.0703125" calcext:value-type="float">
            <text:p>372</text:p>
          </table:table-cell>
          <table:table-cell table:formula="of:=[.C159]-[.C160]" office:value-type="float" office:value="2.60189029720277" calcext:value-type="float">
            <text:p>2,60189029720277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61]*[.$C$8]" office:value-type="float" office:value="0.00135316418780986" calcext:value-type="float">
            <text:p>0,00135316</text:p>
          </table:table-cell>
          <table:table-cell table:formula="of:=1/2/[.B161]" office:value-type="float" office:value="369.504310344828" calcext:value-type="float">
            <text:p>370</text:p>
          </table:table-cell>
          <table:table-cell table:formula="of:=[.C160]-[.C161]" office:value-type="float" office:value="2.56600215517244" calcext:value-type="float">
            <text:p>2,5660021551724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62]*[.$C$8]" office:value-type="float" office:value="0.00136249635462234" calcext:value-type="float">
            <text:p>0,00136250</text:p>
          </table:table-cell>
          <table:table-cell table:formula="of:=1/2/[.B162]" office:value-type="float" office:value="366.97345890411" calcext:value-type="float">
            <text:p>367</text:p>
          </table:table-cell>
          <table:table-cell table:formula="of:=[.C161]-[.C162]" office:value-type="float" office:value="2.53085144071798" calcext:value-type="float">
            <text:p>2,53085144071798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63]*[.$C$8]" office:value-type="float" office:value="0.00137182852143482" calcext:value-type="float">
            <text:p>0,00137183</text:p>
          </table:table-cell>
          <table:table-cell table:formula="of:=1/2/[.B163]" office:value-type="float" office:value="364.477040816327" calcext:value-type="float">
            <text:p>364</text:p>
          </table:table-cell>
          <table:table-cell table:formula="of:=[.C162]-[.C163]" office:value-type="float" office:value="2.49641808778307" calcext:value-type="float">
            <text:p>2,4964180877830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64]*[.$C$8]" office:value-type="float" office:value="0.0013811606882473" calcext:value-type="float">
            <text:p>0,00138116</text:p>
          </table:table-cell>
          <table:table-cell table:formula="of:=1/2/[.B164]" office:value-type="float" office:value="362.014358108108" calcext:value-type="float">
            <text:p>362</text:p>
          </table:table-cell>
          <table:table-cell table:formula="of:=[.C163]-[.C164]" office:value-type="float" office:value="2.46268270821838" calcext:value-type="float">
            <text:p>2,46268270821838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65]*[.$C$8]" office:value-type="float" office:value="0.00139049285505978" calcext:value-type="float">
            <text:p>0,00139049</text:p>
          </table:table-cell>
          <table:table-cell table:formula="of:=1/2/[.B165]" office:value-type="float" office:value="359.584731543624" calcext:value-type="float">
            <text:p>360</text:p>
          </table:table-cell>
          <table:table-cell table:formula="of:=[.C164]-[.C165]" office:value-type="float" office:value="2.42962656448401" calcext:value-type="float">
            <text:p>2,4296265644840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66]*[.$C$8]" office:value-type="float" office:value="0.00139982502187227" calcext:value-type="float">
            <text:p>0,00139983</text:p>
          </table:table-cell>
          <table:table-cell table:formula="of:=1/2/[.B166]" office:value-type="float" office:value="357.1875" calcext:value-type="float">
            <text:p>357</text:p>
          </table:table-cell>
          <table:table-cell table:formula="of:=[.C165]-[.C166]" office:value-type="float" office:value="2.39723154362417" calcext:value-type="float">
            <text:p>2,39723154362417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67]*[.$C$8]" office:value-type="float" office:value="0.00140915718868475" calcext:value-type="float">
            <text:p>0,00140916</text:p>
          </table:table-cell>
          <table:table-cell table:formula="of:=1/2/[.B167]" office:value-type="float" office:value="354.82201986755" calcext:value-type="float">
            <text:p>355</text:p>
          </table:table-cell>
          <table:table-cell table:formula="of:=[.C166]-[.C167]" office:value-type="float" office:value="2.36548013245027" calcext:value-type="float">
            <text:p>2,3654801324502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68]*[.$C$8]" office:value-type="float" office:value="0.00141848935549723" calcext:value-type="float">
            <text:p>0,00141849</text:p>
          </table:table-cell>
          <table:table-cell table:formula="of:=1/2/[.B168]" office:value-type="float" office:value="352.487664473684" calcext:value-type="float">
            <text:p>352</text:p>
          </table:table-cell>
          <table:table-cell table:formula="of:=[.C167]-[.C168]" office:value-type="float" office:value="2.33435539386551" calcext:value-type="float">
            <text:p>2,3343553938655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69]*[.$C$8]" office:value-type="float" office:value="0.00142782152230971" calcext:value-type="float">
            <text:p>0,00142782</text:p>
          </table:table-cell>
          <table:table-cell table:formula="of:=1/2/[.B169]" office:value-type="float" office:value="350.183823529412" calcext:value-type="float">
            <text:p>350</text:p>
          </table:table-cell>
          <table:table-cell table:formula="of:=[.C168]-[.C169]" office:value-type="float" office:value="2.30384094427245" calcext:value-type="float">
            <text:p>2,30384094427245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70]*[.$C$8]" office:value-type="float" office:value="0.00143715368912219" calcext:value-type="float">
            <text:p>0,00143715</text:p>
          </table:table-cell>
          <table:table-cell table:formula="of:=1/2/[.B170]" office:value-type="float" office:value="347.909902597403" calcext:value-type="float">
            <text:p>348</text:p>
          </table:table-cell>
          <table:table-cell table:formula="of:=[.C169]-[.C170]" office:value-type="float" office:value="2.27392093200916" calcext:value-type="float">
            <text:p>2,27392093200916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71]*[.$C$8]" office:value-type="float" office:value="0.00144648585593467" calcext:value-type="float">
            <text:p>0,00144649</text:p>
          </table:table-cell>
          <table:table-cell table:formula="of:=1/2/[.B171]" office:value-type="float" office:value="345.665322580645" calcext:value-type="float">
            <text:p>346</text:p>
          </table:table-cell>
          <table:table-cell table:formula="of:=[.C170]-[.C171]" office:value-type="float" office:value="2.24458001675742" calcext:value-type="float">
            <text:p>2,24458001675742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72]*[.$C$8]" office:value-type="float" office:value="0.00145581802274716" calcext:value-type="float">
            <text:p>0,00145582</text:p>
          </table:table-cell>
          <table:table-cell table:formula="of:=1/2/[.B172]" office:value-type="float" office:value="343.449519230769" calcext:value-type="float">
            <text:p>343</text:p>
          </table:table-cell>
          <table:table-cell table:formula="of:=[.C171]-[.C172]" office:value-type="float" office:value="2.21580334987595" calcext:value-type="float">
            <text:p>2,2158033498759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73]*[.$C$8]" office:value-type="float" office:value="0.00146515018955964" calcext:value-type="float">
            <text:p>0,00146515</text:p>
          </table:table-cell>
          <table:table-cell table:formula="of:=1/2/[.B173]" office:value-type="float" office:value="341.261942675159" calcext:value-type="float">
            <text:p>341</text:p>
          </table:table-cell>
          <table:table-cell table:formula="of:=[.C172]-[.C173]" office:value-type="float" office:value="2.18757655560995" calcext:value-type="float">
            <text:p>2,18757655560995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74]*[.$C$8]" office:value-type="float" office:value="0.00147448235637212" calcext:value-type="float">
            <text:p>0,00147448</text:p>
          </table:table-cell>
          <table:table-cell table:formula="of:=1/2/[.B174]" office:value-type="float" office:value="339.102056962025" calcext:value-type="float">
            <text:p>339</text:p>
          </table:table-cell>
          <table:table-cell table:formula="of:=[.C173]-[.C174]" office:value-type="float" office:value="2.15988571313392" calcext:value-type="float">
            <text:p>2,15988571313392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75]*[.$C$8]" office:value-type="float" office:value="0.0014838145231846" calcext:value-type="float">
            <text:p>0,00148381</text:p>
          </table:table-cell>
          <table:table-cell table:formula="of:=1/2/[.B175]" office:value-type="float" office:value="336.969339622642" calcext:value-type="float">
            <text:p>337</text:p>
          </table:table-cell>
          <table:table-cell table:formula="of:=[.C174]-[.C175]" office:value-type="float" office:value="2.13271733938382" calcext:value-type="float">
            <text:p>2,13271733938382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76]*[.$C$8]" office:value-type="float" office:value="0.00149314668999708" calcext:value-type="float">
            <text:p>0,00149315</text:p>
          </table:table-cell>
          <table:table-cell table:formula="of:=1/2/[.B176]" office:value-type="float" office:value="334.86328125" calcext:value-type="float">
            <text:p>335</text:p>
          </table:table-cell>
          <table:table-cell table:formula="of:=[.C175]-[.C176]" office:value-type="float" office:value="2.10605837264154" calcext:value-type="float">
            <text:p>2,10605837264154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77]*[.$C$8]" office:value-type="float" office:value="0.00150247885680957" calcext:value-type="float">
            <text:p>0,00150248</text:p>
          </table:table-cell>
          <table:table-cell table:formula="of:=1/2/[.B177]" office:value-type="float" office:value="332.783385093168" calcext:value-type="float">
            <text:p>333</text:p>
          </table:table-cell>
          <table:table-cell table:formula="of:=[.C176]-[.C177]" office:value-type="float" office:value="2.07989615683226" calcext:value-type="float">
            <text:p>2,07989615683226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78]*[.$C$8]" office:value-type="float" office:value="0.00151181102362205" calcext:value-type="float">
            <text:p>0,00151181</text:p>
          </table:table-cell>
          <table:table-cell table:formula="of:=1/2/[.B178]" office:value-type="float" office:value="330.729166666667" calcext:value-type="float">
            <text:p>331</text:p>
          </table:table-cell>
          <table:table-cell table:formula="of:=[.C177]-[.C178]" office:value-type="float" office:value="2.05421842650105" calcext:value-type="float">
            <text:p>2,05421842650105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79]*[.$C$8]" office:value-type="float" office:value="0.00152114319043453" calcext:value-type="float">
            <text:p>0,00152114</text:p>
          </table:table-cell>
          <table:table-cell table:formula="of:=1/2/[.B179]" office:value-type="float" office:value="328.700153374233" calcext:value-type="float">
            <text:p>329</text:p>
          </table:table-cell>
          <table:table-cell table:formula="of:=[.C178]-[.C179]" office:value-type="float" office:value="2.02901329243355" calcext:value-type="float">
            <text:p>2,0290132924335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80]*[.$C$8]" office:value-type="float" office:value="0.00153047535724701" calcext:value-type="float">
            <text:p>0,00153048</text:p>
          </table:table-cell>
          <table:table-cell table:formula="of:=1/2/[.B180]" office:value-type="float" office:value="326.695884146341" calcext:value-type="float">
            <text:p>327</text:p>
          </table:table-cell>
          <table:table-cell table:formula="of:=[.C179]-[.C180]" office:value-type="float" office:value="2.00426922789165" calcext:value-type="float">
            <text:p>2,00426922789165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81]*[.$C$8]" office:value-type="float" office:value="0.00153980752405949" calcext:value-type="float">
            <text:p>0,00153981</text:p>
          </table:table-cell>
          <table:table-cell table:formula="of:=1/2/[.B181]" office:value-type="float" office:value="324.715909090909" calcext:value-type="float">
            <text:p>325</text:p>
          </table:table-cell>
          <table:table-cell table:formula="of:=[.C180]-[.C181]" office:value-type="float" office:value="1.97997505543236" calcext:value-type="float">
            <text:p>1,9799750554323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82]*[.$C$8]" office:value-type="float" office:value="0.00154913969087197" calcext:value-type="float">
            <text:p>0,00154914</text:p>
          </table:table-cell>
          <table:table-cell table:formula="of:=1/2/[.B182]" office:value-type="float" office:value="322.759789156627" calcext:value-type="float">
            <text:p>323</text:p>
          </table:table-cell>
          <table:table-cell table:formula="of:=[.C181]-[.C182]" office:value-type="float" office:value="1.95611993428258" calcext:value-type="float">
            <text:p>1,95611993428258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83]*[.$C$8]" office:value-type="float" office:value="0.00155847185768446" calcext:value-type="float">
            <text:p>0,00155847</text:p>
          </table:table-cell>
          <table:table-cell table:formula="of:=1/2/[.B183]" office:value-type="float" office:value="320.827095808383" calcext:value-type="float">
            <text:p>321</text:p>
          </table:table-cell>
          <table:table-cell table:formula="of:=[.C182]-[.C183]" office:value-type="float" office:value="1.93269334824328" calcext:value-type="float">
            <text:p>1,93269334824328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84]*[.$C$8]" office:value-type="float" office:value="0.00156780402449694" calcext:value-type="float">
            <text:p>0,00156780</text:p>
          </table:table-cell>
          <table:table-cell table:formula="of:=1/2/[.B184]" office:value-type="float" office:value="318.917410714286" calcext:value-type="float">
            <text:p>319</text:p>
          </table:table-cell>
          <table:table-cell table:formula="of:=[.C183]-[.C184]" office:value-type="float" office:value="1.90968509409754" calcext:value-type="float">
            <text:p>1,90968509409754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85]*[.$C$8]" office:value-type="float" office:value="0.00157713619130942" calcext:value-type="float">
            <text:p>0,00157714</text:p>
          </table:table-cell>
          <table:table-cell table:formula="of:=1/2/[.B185]" office:value-type="float" office:value="317.030325443787" calcext:value-type="float">
            <text:p>317</text:p>
          </table:table-cell>
          <table:table-cell table:formula="of:=[.C184]-[.C185]" office:value-type="float" office:value="1.88708527049869" calcext:value-type="float">
            <text:p>1,88708527049869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86]*[.$C$8]" office:value-type="float" office:value="0.0015864683581219" calcext:value-type="float">
            <text:p>0,00158647</text:p>
          </table:table-cell>
          <table:table-cell table:formula="of:=1/2/[.B186]" office:value-type="float" office:value="315.165441176471" calcext:value-type="float">
            <text:p>315</text:p>
          </table:table-cell>
          <table:table-cell table:formula="of:=[.C185]-[.C186]" office:value-type="float" office:value="1.86488426731643" calcext:value-type="float">
            <text:p>1,86488426731643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87]*[.$C$8]" office:value-type="float" office:value="0.00159580052493438" calcext:value-type="float">
            <text:p>0,00159580</text:p>
          </table:table-cell>
          <table:table-cell table:formula="of:=1/2/[.B187]" office:value-type="float" office:value="313.322368421053" calcext:value-type="float">
            <text:p>313</text:p>
          </table:table-cell>
          <table:table-cell table:formula="of:=[.C186]-[.C187]" office:value-type="float" office:value="1.84307275541795" calcext:value-type="float">
            <text:p>1,84307275541795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88]*[.$C$8]" office:value-type="float" office:value="0.00160513269174686" calcext:value-type="float">
            <text:p>0,00160513</text:p>
          </table:table-cell>
          <table:table-cell table:formula="of:=1/2/[.B188]" office:value-type="float" office:value="311.500726744186" calcext:value-type="float">
            <text:p>312</text:p>
          </table:table-cell>
          <table:table-cell table:formula="of:=[.C187]-[.C188]" office:value-type="float" office:value="1.82164167686659" calcext:value-type="float">
            <text:p>1,82164167686659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89]*[.$C$8]" office:value-type="float" office:value="0.00161446485855935" calcext:value-type="float">
            <text:p>0,00161446</text:p>
          </table:table-cell>
          <table:table-cell table:formula="of:=1/2/[.B189]" office:value-type="float" office:value="309.700144508671" calcext:value-type="float">
            <text:p>310</text:p>
          </table:table-cell>
          <table:table-cell table:formula="of:=[.C188]-[.C189]" office:value-type="float" office:value="1.80058223551549" calcext:value-type="float">
            <text:p>1,80058223551549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90]*[.$C$8]" office:value-type="float" office:value="0.00162379702537183" calcext:value-type="float">
            <text:p>0,00162380</text:p>
          </table:table-cell>
          <table:table-cell table:formula="of:=1/2/[.B190]" office:value-type="float" office:value="307.92025862069" calcext:value-type="float">
            <text:p>308</text:p>
          </table:table-cell>
          <table:table-cell table:formula="of:=[.C189]-[.C190]" office:value-type="float" office:value="1.77988588798092" calcext:value-type="float">
            <text:p>1,7798858879809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91]*[.$C$8]" office:value-type="float" office:value="0.00163312919218431" calcext:value-type="float">
            <text:p>0,00163313</text:p>
          </table:table-cell>
          <table:table-cell table:formula="of:=1/2/[.B191]" office:value-type="float" office:value="306.160714285714" calcext:value-type="float">
            <text:p>306</text:p>
          </table:table-cell>
          <table:table-cell table:formula="of:=[.C190]-[.C191]" office:value-type="float" office:value="1.75954433497537" calcext:value-type="float">
            <text:p>1,759544334975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92]*[.$C$8]" office:value-type="float" office:value="0.00164246135899679" calcext:value-type="float">
            <text:p>0,00164246</text:p>
          </table:table-cell>
          <table:table-cell table:formula="of:=1/2/[.B192]" office:value-type="float" office:value="304.421164772727" calcext:value-type="float">
            <text:p>304</text:p>
          </table:table-cell>
          <table:table-cell table:formula="of:=[.C191]-[.C192]" office:value-type="float" office:value="1.73954951298697" calcext:value-type="float">
            <text:p>1,73954951298697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93]*[.$C$8]" office:value-type="float" office:value="0.00165179352580927" calcext:value-type="float">
            <text:p>0,00165179</text:p>
          </table:table-cell>
          <table:table-cell table:formula="of:=1/2/[.B193]" office:value-type="float" office:value="302.701271186441" calcext:value-type="float">
            <text:p>303</text:p>
          </table:table-cell>
          <table:table-cell table:formula="of:=[.C192]-[.C193]" office:value-type="float" office:value="1.71989358628662" calcext:value-type="float">
            <text:p>1,71989358628662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94]*[.$C$8]" office:value-type="float" office:value="0.00166112569262176" calcext:value-type="float">
            <text:p>0,00166113</text:p>
          </table:table-cell>
          <table:table-cell table:formula="of:=1/2/[.B194]" office:value-type="float" office:value="301.000702247191" calcext:value-type="float">
            <text:p>301</text:p>
          </table:table-cell>
          <table:table-cell table:formula="of:=[.C193]-[.C194]" office:value-type="float" office:value="1.70056893924965" calcext:value-type="float">
            <text:p>1,70056893924965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95]*[.$C$8]" office:value-type="float" office:value="0.00167045785943424" calcext:value-type="float">
            <text:p>0,00167046</text:p>
          </table:table-cell>
          <table:table-cell table:formula="of:=1/2/[.B195]" office:value-type="float" office:value="299.319134078212" calcext:value-type="float">
            <text:p>299</text:p>
          </table:table-cell>
          <table:table-cell table:formula="of:=[.C194]-[.C195]" office:value-type="float" office:value="1.68156816897874" calcext:value-type="float">
            <text:p>1,68156816897874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96]*[.$C$8]" office:value-type="float" office:value="0.00167979002624672" calcext:value-type="float">
            <text:p>0,00167979</text:p>
          </table:table-cell>
          <table:table-cell table:formula="of:=1/2/[.B196]" office:value-type="float" office:value="297.65625" calcext:value-type="float">
            <text:p>298</text:p>
          </table:table-cell>
          <table:table-cell table:formula="of:=[.C195]-[.C196]" office:value-type="float" office:value="1.6628840782123" calcext:value-type="float">
            <text:p>1,6628840782123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97]*[.$C$8]" office:value-type="float" office:value="0.0016891221930592" calcext:value-type="float">
            <text:p>0,00168912</text:p>
          </table:table-cell>
          <table:table-cell table:formula="of:=1/2/[.B197]" office:value-type="float" office:value="296.011740331492" calcext:value-type="float">
            <text:p>296</text:p>
          </table:table-cell>
          <table:table-cell table:formula="of:=[.C196]-[.C197]" office:value-type="float" office:value="1.64450966850825" calcext:value-type="float">
            <text:p>1,64450966850825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98]*[.$C$8]" office:value-type="float" office:value="0.00169845435987168" calcext:value-type="float">
            <text:p>0,00169845</text:p>
          </table:table-cell>
          <table:table-cell table:formula="of:=1/2/[.B198]" office:value-type="float" office:value="294.385302197802" calcext:value-type="float">
            <text:p>294</text:p>
          </table:table-cell>
          <table:table-cell table:formula="of:=[.C197]-[.C198]" office:value-type="float" office:value="1.62643813368953" calcext:value-type="float">
            <text:p>1,62643813368953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99]*[.$C$8]" office:value-type="float" office:value="0.00170778652668416" calcext:value-type="float">
            <text:p>0,00170779</text:p>
          </table:table-cell>
          <table:table-cell table:formula="of:=1/2/[.B199]" office:value-type="float" office:value="292.776639344262" calcext:value-type="float">
            <text:p>293</text:p>
          </table:table-cell>
          <table:table-cell table:formula="of:=[.C198]-[.C199]" office:value-type="float" office:value="1.6086628535399" calcext:value-type="float">
            <text:p>1,608662853539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200]*[.$C$8]" office:value-type="float" office:value="0.00171711869349665" calcext:value-type="float">
            <text:p>0,00171712</text:p>
          </table:table-cell>
          <table:table-cell table:formula="of:=1/2/[.B200]" office:value-type="float" office:value="291.185461956522" calcext:value-type="float">
            <text:p>291</text:p>
          </table:table-cell>
          <table:table-cell table:formula="of:=[.C199]-[.C200]" office:value-type="float" office:value="1.59117738774057" calcext:value-type="float">
            <text:p>1,59117738774057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201]*[.$C$8]" office:value-type="float" office:value="0.00172645086030913" calcext:value-type="float">
            <text:p>0,00172645</text:p>
          </table:table-cell>
          <table:table-cell table:formula="of:=1/2/[.B201]" office:value-type="float" office:value="289.611486486486" calcext:value-type="float">
            <text:p>290</text:p>
          </table:table-cell>
          <table:table-cell table:formula="of:=[.C200]-[.C201]" office:value-type="float" office:value="1.57397547003524" calcext:value-type="float">
            <text:p>1,57397547003524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202]*[.$C$8]" office:value-type="float" office:value="0.00173578302712161" calcext:value-type="float">
            <text:p>0,00173578</text:p>
          </table:table-cell>
          <table:table-cell table:formula="of:=1/2/[.B202]" office:value-type="float" office:value="288.054435483871" calcext:value-type="float">
            <text:p>288</text:p>
          </table:table-cell>
          <table:table-cell table:formula="of:=[.C201]-[.C202]" office:value-type="float" office:value="1.55705100261554" calcext:value-type="float">
            <text:p>1,55705100261554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203]*[.$C$8]" office:value-type="float" office:value="0.00174511519393409" calcext:value-type="float">
            <text:p>0,00174512</text:p>
          </table:table-cell>
          <table:table-cell table:formula="of:=1/2/[.B203]" office:value-type="float" office:value="286.514037433155" calcext:value-type="float">
            <text:p>287</text:p>
          </table:table-cell>
          <table:table-cell table:formula="of:=[.C202]-[.C203]" office:value-type="float" office:value="1.54039805071585" calcext:value-type="float">
            <text:p>1,5403980507158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204]*[.$C$8]" office:value-type="float" office:value="0.00175444736074657" calcext:value-type="float">
            <text:p>0,00175445</text:p>
          </table:table-cell>
          <table:table-cell table:formula="of:=1/2/[.B204]" office:value-type="float" office:value="284.990026595745" calcext:value-type="float">
            <text:p>285</text:p>
          </table:table-cell>
          <table:table-cell table:formula="of:=[.C203]-[.C204]" office:value-type="float" office:value="1.5240108374104" calcext:value-type="float">
            <text:p>1,524010837410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205]*[.$C$8]" office:value-type="float" office:value="0.00176377952755906" calcext:value-type="float">
            <text:p>0,00176378</text:p>
          </table:table-cell>
          <table:table-cell table:formula="of:=1/2/[.B205]" office:value-type="float" office:value="283.482142857143" calcext:value-type="float">
            <text:p>283</text:p>
          </table:table-cell>
          <table:table-cell table:formula="of:=[.C204]-[.C205]" office:value-type="float" office:value="1.50788373860183" calcext:value-type="float">
            <text:p>1,5078837386018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06]*[.$C$8]" office:value-type="float" office:value="0.00177311169437154" calcext:value-type="float">
            <text:p>0,00177311</text:p>
          </table:table-cell>
          <table:table-cell table:formula="of:=1/2/[.B206]" office:value-type="float" office:value="281.990131578947" calcext:value-type="float">
            <text:p>282</text:p>
          </table:table-cell>
          <table:table-cell table:formula="of:=[.C205]-[.C206]" office:value-type="float" office:value="1.49201127819549" calcext:value-type="float">
            <text:p>1,49201127819549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207]*[.$C$8]" office:value-type="float" office:value="0.00178244386118402" calcext:value-type="float">
            <text:p>0,00178244</text:p>
          </table:table-cell>
          <table:table-cell table:formula="of:=1/2/[.B207]" office:value-type="float" office:value="280.513743455497" calcext:value-type="float">
            <text:p>281</text:p>
          </table:table-cell>
          <table:table-cell table:formula="of:=[.C206]-[.C207]" office:value-type="float" office:value="1.47638812344997" calcext:value-type="float">
            <text:p>1,47638812344997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208]*[.$C$8]" office:value-type="float" office:value="0.0017917760279965" calcext:value-type="float">
            <text:p>0,00179178</text:p>
          </table:table-cell>
          <table:table-cell table:formula="of:=1/2/[.B208]" office:value-type="float" office:value="279.052734375" calcext:value-type="float">
            <text:p>279</text:p>
          </table:table-cell>
          <table:table-cell table:formula="of:=[.C207]-[.C208]" office:value-type="float" office:value="1.46100908049738" calcext:value-type="float">
            <text:p>1,46100908049738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209]*[.$C$8]" office:value-type="float" office:value="0.00180110819480898" calcext:value-type="float">
            <text:p>0,00180111</text:p>
          </table:table-cell>
          <table:table-cell table:formula="of:=1/2/[.B209]" office:value-type="float" office:value="277.606865284974" calcext:value-type="float">
            <text:p>278</text:p>
          </table:table-cell>
          <table:table-cell table:formula="of:=[.C208]-[.C209]" office:value-type="float" office:value="1.44586909002595" calcext:value-type="float">
            <text:p>1,4458690900259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210]*[.$C$8]" office:value-type="float" office:value="0.00181044036162146" calcext:value-type="float">
            <text:p>0,00181044</text:p>
          </table:table-cell>
          <table:table-cell table:formula="of:=1/2/[.B210]" office:value-type="float" office:value="276.175902061856" calcext:value-type="float">
            <text:p>276</text:p>
          </table:table-cell>
          <table:table-cell table:formula="of:=[.C209]-[.C210]" office:value-type="float" office:value="1.4309632231184" calcext:value-type="float">
            <text:p>1,430963223118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211]*[.$C$8]" office:value-type="float" office:value="0.00181977252843395" calcext:value-type="float">
            <text:p>0,00181977</text:p>
          </table:table-cell>
          <table:table-cell table:formula="of:=1/2/[.B211]" office:value-type="float" office:value="274.759615384615" calcext:value-type="float">
            <text:p>275</text:p>
          </table:table-cell>
          <table:table-cell table:formula="of:=[.C210]-[.C211]" office:value-type="float" office:value="1.41628667724029" calcext:value-type="float">
            <text:p>1,41628667724029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212]*[.$C$8]" office:value-type="float" office:value="0.00182910469524643" calcext:value-type="float">
            <text:p>0,00182910</text:p>
          </table:table-cell>
          <table:table-cell table:formula="of:=1/2/[.B212]" office:value-type="float" office:value="273.357780612245" calcext:value-type="float">
            <text:p>273</text:p>
          </table:table-cell>
          <table:table-cell table:formula="of:=[.C211]-[.C212]" office:value-type="float" office:value="1.40183477237053" calcext:value-type="float">
            <text:p>1,4018347723705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213]*[.$C$8]" office:value-type="float" office:value="0.00183843686205891" calcext:value-type="float">
            <text:p>0,00183844</text:p>
          </table:table-cell>
          <table:table-cell table:formula="of:=1/2/[.B213]" office:value-type="float" office:value="271.970177664975" calcext:value-type="float">
            <text:p>272</text:p>
          </table:table-cell>
          <table:table-cell table:formula="of:=[.C212]-[.C213]" office:value-type="float" office:value="1.38760294727024" calcext:value-type="float">
            <text:p>1,38760294727024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14]*[.$C$8]" office:value-type="float" office:value="0.00184776902887139" calcext:value-type="float">
            <text:p>0,00184777</text:p>
          </table:table-cell>
          <table:table-cell table:formula="of:=1/2/[.B214]" office:value-type="float" office:value="270.596590909091" calcext:value-type="float">
            <text:p>271</text:p>
          </table:table-cell>
          <table:table-cell table:formula="of:=[.C213]-[.C214]" office:value-type="float" office:value="1.37358675588371" calcext:value-type="float">
            <text:p>1,3735867558837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15]*[.$C$8]" office:value-type="float" office:value="0.00185710119568387" calcext:value-type="float">
            <text:p>0,00185710</text:p>
          </table:table-cell>
          <table:table-cell table:formula="of:=1/2/[.B215]" office:value-type="float" office:value="269.236809045226" calcext:value-type="float">
            <text:p>269</text:p>
          </table:table-cell>
          <table:table-cell table:formula="of:=[.C214]-[.C215]" office:value-type="float" office:value="1.35978186386478" calcext:value-type="float">
            <text:p>1,3597818638647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16]*[.$C$8]" office:value-type="float" office:value="0.00186643336249635" calcext:value-type="float">
            <text:p>0,00186643</text:p>
          </table:table-cell>
          <table:table-cell table:formula="of:=1/2/[.B216]" office:value-type="float" office:value="267.890625" calcext:value-type="float">
            <text:p>268</text:p>
          </table:table-cell>
          <table:table-cell table:formula="of:=[.C215]-[.C216]" office:value-type="float" office:value="1.34618404522615" calcext:value-type="float">
            <text:p>1,34618404522615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17]*[.$C$8]" office:value-type="float" office:value="0.00187576552930884" calcext:value-type="float">
            <text:p>0,00187577</text:p>
          </table:table-cell>
          <table:table-cell table:formula="of:=1/2/[.B217]" office:value-type="float" office:value="266.557835820896" calcext:value-type="float">
            <text:p>267</text:p>
          </table:table-cell>
          <table:table-cell table:formula="of:=[.C216]-[.C217]" office:value-type="float" office:value="1.33278917910445" calcext:value-type="float">
            <text:p>1,33278917910445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18]*[.$C$8]" office:value-type="float" office:value="0.00188509769612132" calcext:value-type="float">
            <text:p>0,00188510</text:p>
          </table:table-cell>
          <table:table-cell table:formula="of:=1/2/[.B218]" office:value-type="float" office:value="265.238242574257" calcext:value-type="float">
            <text:p>265</text:p>
          </table:table-cell>
          <table:table-cell table:formula="of:=[.C217]-[.C218]" office:value-type="float" office:value="1.31959324663808" calcext:value-type="float">
            <text:p>1,31959324663808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19]*[.$C$8]" office:value-type="float" office:value="0.0018944298629338" calcext:value-type="float">
            <text:p>0,00189443</text:p>
          </table:table-cell>
          <table:table-cell table:formula="of:=1/2/[.B219]" office:value-type="float" office:value="263.931650246305" calcext:value-type="float">
            <text:p>264</text:p>
          </table:table-cell>
          <table:table-cell table:formula="of:=[.C218]-[.C219]" office:value-type="float" office:value="1.30659232795205" calcext:value-type="float">
            <text:p>1,30659232795205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20]*[.$C$8]" office:value-type="float" office:value="0.00190376202974628" calcext:value-type="float">
            <text:p>0,00190376</text:p>
          </table:table-cell>
          <table:table-cell table:formula="of:=1/2/[.B220]" office:value-type="float" office:value="262.637867647059" calcext:value-type="float">
            <text:p>263</text:p>
          </table:table-cell>
          <table:table-cell table:formula="of:=[.C219]-[.C220]" office:value-type="float" office:value="1.29378259924658" calcext:value-type="float">
            <text:p>1,2937825992465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21]*[.$C$8]" office:value-type="float" office:value="0.00191309419655876" calcext:value-type="float">
            <text:p>0,00191309</text:p>
          </table:table-cell>
          <table:table-cell table:formula="of:=1/2/[.B221]" office:value-type="float" office:value="261.356707317073" calcext:value-type="float">
            <text:p>261</text:p>
          </table:table-cell>
          <table:table-cell table:formula="of:=[.C220]-[.C221]" office:value-type="float" office:value="1.28116032998565" calcext:value-type="float">
            <text:p>1,28116032998565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22]*[.$C$8]" office:value-type="float" office:value="0.00192242636337125" calcext:value-type="float">
            <text:p>0,00192243</text:p>
          </table:table-cell>
          <table:table-cell table:formula="of:=1/2/[.B222]" office:value-type="float" office:value="260.087985436893" calcext:value-type="float">
            <text:p>260</text:p>
          </table:table-cell>
          <table:table-cell table:formula="of:=[.C221]-[.C222]" office:value-type="float" office:value="1.26872188017995" calcext:value-type="float">
            <text:p>1,26872188017995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23]*[.$C$8]" office:value-type="float" office:value="0.00193175853018373" calcext:value-type="float">
            <text:p>0,00193176</text:p>
          </table:table-cell>
          <table:table-cell table:formula="of:=1/2/[.B223]" office:value-type="float" office:value="258.83152173913" calcext:value-type="float">
            <text:p>259</text:p>
          </table:table-cell>
          <table:table-cell table:formula="of:=[.C222]-[.C223]" office:value-type="float" office:value="1.2564636977628" calcext:value-type="float">
            <text:p>1,2564636977628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24]*[.$C$8]" office:value-type="float" office:value="0.00194109069699621" calcext:value-type="float">
            <text:p>0,00194109</text:p>
          </table:table-cell>
          <table:table-cell table:formula="of:=1/2/[.B224]" office:value-type="float" office:value="257.587139423077" calcext:value-type="float">
            <text:p>258</text:p>
          </table:table-cell>
          <table:table-cell table:formula="of:=[.C223]-[.C224]" office:value-type="float" office:value="1.24438231605347" calcext:value-type="float">
            <text:p>1,24438231605347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25]*[.$C$8]" office:value-type="float" office:value="0.00195042286380869" calcext:value-type="float">
            <text:p>0,00195042</text:p>
          </table:table-cell>
          <table:table-cell table:formula="of:=1/2/[.B225]" office:value-type="float" office:value="256.35466507177" calcext:value-type="float">
            <text:p>256</text:p>
          </table:table-cell>
          <table:table-cell table:formula="of:=[.C224]-[.C225]" office:value-type="float" office:value="1.23247435130662" calcext:value-type="float">
            <text:p>1,2324743513066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26]*[.$C$8]" office:value-type="float" office:value="0.00195975503062117" calcext:value-type="float">
            <text:p>0,00195976</text:p>
          </table:table-cell>
          <table:table-cell table:formula="of:=1/2/[.B226]" office:value-type="float" office:value="255.133928571429" calcext:value-type="float">
            <text:p>255</text:p>
          </table:table-cell>
          <table:table-cell table:formula="of:=[.C225]-[.C226]" office:value-type="float" office:value="1.22073650034176" calcext:value-type="float">
            <text:p>1,22073650034176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27]*[.$C$8]" office:value-type="float" office:value="0.00196908719743365" calcext:value-type="float">
            <text:p>0,00196909</text:p>
          </table:table-cell>
          <table:table-cell table:formula="of:=1/2/[.B227]" office:value-type="float" office:value="253.924763033175" calcext:value-type="float">
            <text:p>254</text:p>
          </table:table-cell>
          <table:table-cell table:formula="of:=[.C226]-[.C227]" office:value-type="float" office:value="1.20916553825322" calcext:value-type="float">
            <text:p>1,20916553825322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28]*[.$C$8]" office:value-type="float" office:value="0.00197841936424614" calcext:value-type="float">
            <text:p>0,00197842</text:p>
          </table:table-cell>
          <table:table-cell table:formula="of:=1/2/[.B228]" office:value-type="float" office:value="252.727004716981" calcext:value-type="float">
            <text:p>253</text:p>
          </table:table-cell>
          <table:table-cell table:formula="of:=[.C227]-[.C228]" office:value-type="float" office:value="1.19775831619421" calcext:value-type="float">
            <text:p>1,19775831619421</text:p>
          </table:table-cell>
          <table:table-cell table:number-columns-repeated="3"/>
        </table:table-row>
        <table:table-row table:style-name="ro1" table:number-rows-repeated="10483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.00.0000</text:date>, <text:time style:data-style-name="N2" text:time-value="14:01:54.4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3:29:30.228000000</meta:creation-date>
    <meta:generator>LibreOffice/6.2.4.2$Windows_X86_64 LibreOffice_project/2412653d852ce75f65fbfa83fb7e7b669a126d64</meta:generator>
    <meta:editing-duration>PT16M23S</meta:editing-duration>
    <meta:editing-cycles>3</meta:editing-cycles>
    <dc:date>2019-10-24T14:48:20.822000000</dc:date>
    <meta:document-statistic meta:table-count="1" meta:cell-count="880" meta:object-count="0"/>
  </office:meta>
</office:document-meta>
</file>